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ff0000" draw:fill-color="#ff0000" draw:opacity="10%" draw:textarea-horizontal-align="justify" draw:textarea-vertical-align="middle" draw:auto-grow-height="false" fo:min-height="13.72cm" fo:min-width="74.276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ff8000" draw:fill-color="#ff8000" draw:opacity="10%" draw:textarea-horizontal-align="justify" draw:textarea-vertical-align="middle" draw:auto-grow-height="false" fo:min-height="15.625cm" fo:min-width="74.276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a933" draw:fill-color="#00a933" draw:opacity="10%" draw:textarea-horizontal-align="justify" draw:textarea-vertical-align="middle" draw:auto-grow-height="false" fo:min-height="52.201cm" fo:min-width="74.27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 style:list-style-name="L1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7.47cm" fo:min-width="5.08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6.48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655cm" fo:min-width="6.4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3.941cm" fo:min-width="6.10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703cm" fo:min-width="6.10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6.4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687cm" fo:min-width="6.104cm"/>
      <style:paragraph-properties style:writing-mode="lr-tb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0.644cm"/>
      <style:paragraph-properties style:writing-mode="lr-tb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svg:stroke-color="#2a6099" draw:marker-end="Arrow" draw:textarea-vertical-align="middle"/>
    </style:style>
    <style:style style:name="gr18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color="#ff0000" draw:marker-end="Arrow" draw:textarea-vertical-align="middle"/>
    </style:style>
    <style:style style:name="gr20" style:family="graphic" style:parent-style-name="standard">
      <style:graphic-properties svg:stroke-color="#000000" draw:marker-end="Arrow" draw:textarea-vertical-align="middle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8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8.513cm" fo:min-width="17.788cm"/>
      <style:paragraph-properties style:writing-mode="lr-tb"/>
    </style:style>
    <style:style style:name="gr24" style:family="graphic" style:parent-style-name="standard">
      <style:graphic-properties draw:textarea-vertical-align="middle"/>
    </style:style>
    <style:style style:name="P1" style:family="paragraph">
      <style:paragraph-properties fo:text-align="end" style:writing-mode="lr-tb"/>
      <style:text-properties fo:color="#ff0000" style:font-name="FreeMono1" fo:font-size="200pt" fo:font-weight="bold" style:font-size-asian="200pt" style:font-weight-asian="bold" style:font-size-complex="200pt" style:font-weight-complex="bold"/>
    </style:style>
    <style:style style:name="P2" style:family="paragraph">
      <loext:graphic-properties draw:fill-color="#ff0000" draw:opacity="10%"/>
      <style:paragraph-properties fo:text-align="end" style:writing-mode="lr-tb"/>
      <style:text-properties fo:color="#ff0000" style:font-name="FreeMono1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end" style:writing-mode="lr-tb"/>
      <style:text-properties fo:color="#ff8000" style:font-name="FreeMono1" fo:font-size="200pt" fo:font-weight="bold" style:font-size-asian="200pt" style:font-weight-asian="bold" style:font-size-complex="200pt" style:font-weight-complex="bold"/>
    </style:style>
    <style:style style:name="P4" style:family="paragraph">
      <loext:graphic-properties draw:fill-color="#ff8000" draw:opacity="10%"/>
      <style:paragraph-properties fo:text-align="end" style:writing-mode="lr-tb"/>
      <style:text-properties fo:color="#ff8000" style:font-name="FreeMono1" fo:font-size="200pt" fo:font-weight="bold" style:font-size-asian="200pt" style:font-weight-asian="bold" style:font-size-complex="200pt" style:font-weight-complex="bold"/>
    </style:style>
    <style:style style:name="P5" style:family="paragraph">
      <style:paragraph-properties fo:text-align="end" style:writing-mode="lr-tb"/>
      <style:text-properties fo:color="#00a933" style:font-name="FreeMono1" fo:font-size="200pt" fo:font-weight="bold" style:font-size-asian="200pt" style:font-weight-asian="bold" style:font-size-complex="200pt" style:font-weight-complex="bold"/>
    </style:style>
    <style:style style:name="P6" style:family="paragraph">
      <loext:graphic-properties draw:fill-color="#00a933" draw:opacity="10%"/>
      <style:paragraph-properties fo:text-align="end" style:writing-mode="lr-tb"/>
      <style:text-properties fo:color="#00a933" style:font-name="FreeMono1" fo:font-size="200pt" fo:font-weight="bold" style:font-size-asian="200pt" style:font-weight-asian="bold" style:font-size-complex="20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style:font-name="FreeMono1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style:font-name="FreeMono1" fo:language="en" fo:country="US"/>
    </style:style>
    <style:style style:name="P11" style:family="paragraph">
      <style:paragraph-properties fo:text-align="center" style:writing-mode="lr-tb"/>
      <style:text-properties style:font-name="FreeMono1"/>
    </style:style>
    <style:style style:name="P12" style:family="paragraph">
      <loext:graphic-properties draw:fill-color="#ffffff"/>
      <style:paragraph-properties fo:text-align="center" style:writing-mode="lr-tb"/>
      <style:text-properties style:font-name="FreeMono1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start" style:writing-mode="lr-tb"/>
      <style:text-properties fo:color="#2a6099" style:font-name="FreeMono1" fo:language="en" fo:country="US"/>
    </style:style>
    <style:style style:name="P15" style:family="paragraph">
      <loext:graphic-properties draw:fill="solid"/>
      <style:paragraph-properties fo:text-align="start" style:writing-mode="lr-tb"/>
      <style:text-properties fo:color="#ff0000" style:font-name="FreeMono1" fo:language="en" fo:country="US"/>
    </style:style>
    <style:style style:name="P16" style:family="paragraph">
      <style:paragraph-properties fo:text-align="center" style:writing-mode="lr-tb"/>
      <style:text-properties style:font-name="FreeMono1" fo:font-size="28pt" style:font-size-asian="28pt" style:font-size-complex="28pt"/>
    </style:style>
    <style:style style:name="P17" style:family="paragraph">
      <loext:graphic-properties draw:fill-color="#ffffff"/>
      <style:paragraph-properties fo:text-align="center" style:writing-mode="lr-tb"/>
      <style:text-properties style:font-name="FreeMono1" fo:font-size="28pt" style:font-size-asian="28pt" style:font-size-complex="28pt"/>
    </style:style>
    <style:style style:name="T1" style:family="text">
      <style:text-properties fo:color="#ff0000" style:font-name="FreeMono1" fo:font-size="200pt" fo:font-weight="bold" style:font-size-asian="200pt" style:font-weight-asian="bold" style:font-size-complex="200pt" style:font-weight-complex="bold"/>
    </style:style>
    <style:style style:name="T2" style:family="text">
      <style:text-properties fo:color="#ff8000" style:font-name="FreeMono1" fo:font-size="200pt" fo:font-weight="bold" style:font-size-asian="200pt" style:font-weight-asian="bold" style:font-size-complex="200pt" style:font-weight-complex="bold"/>
    </style:style>
    <style:style style:name="T3" style:family="text">
      <style:text-properties fo:color="#00a933" style:font-name="FreeMono1" fo:font-size="200pt" fo:font-weight="bold" style:font-size-asian="200pt" style:font-weight-asian="bold" style:font-size-complex="200pt" style:font-weight-complex="bold"/>
    </style:style>
    <style:style style:name="T4" style:family="text">
      <style:text-properties style:font-name="FreeMono1"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1"/>
    </style:style>
    <style:style style:name="T7" style:family="text">
      <style:text-properties fo:color="#2a6099" style:font-name="FreeMono1" fo:language="en" fo:country="US"/>
    </style:style>
    <style:style style:name="T8" style:family="text">
      <style:text-properties fo:color="#ff0000" style:font-name="FreeMono1" fo:language="en" fo:country="US"/>
    </style:style>
    <style:style style:name="T9" style:family="text">
      <style:text-properties fo:color="#2a6099" style:font-name="FreeMono1"/>
    </style:style>
    <style:style style:name="T10" style:family="text">
      <style:text-properties style:font-name="FreeMono1" fo:font-size="28pt" style:font-size-asian="28pt" style:font-size-complex="28pt"/>
    </style:style>
    <style:style style:name="T11" style:family="text">
      <style:text-properties fo:color="#ff0000"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4.776cm" svg:height="13.97cm" svg:x="9.337cm" svg:y="72.24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4.776cm" svg:height="15.875cm" svg:x="9.382cm" svg:y="55.864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4.776cm" svg:height="52.451cm" svg:x="9.337cm" svg:y="2.87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" draw:id="id5" draw:layer="layout" svg:x1="4.769cm" svg:y1="6.985cm" svg:x2="9.468cm" svg:y2="6.985cm">
          <text:p text:style-name="P7"><text:span text:style-name="T4">path</text:span></text:p>
        </draw:line>
        <draw:line draw:style-name="gr5" draw:text-style-name="P10" xml:id="id7" draw:id="id7" draw:layer="layout" svg:x1="4.761cm" svg:y1="7.547cm" svg:x2="9.46cm" svg:y2="7.547cm">
          <text:p text:style-name="P9"><text:span text:style-name="T4">pos</text:span></text:p>
        </draw:line>
        <draw:line draw:style-name="gr4" draw:text-style-name="P10" xml:id="id15" draw:id="id15" draw:layer="layout" svg:x1="4.761cm" svg:y1="14.247cm" svg:x2="9.46cm" svg:y2="14.247cm">
          <text:p text:style-name="P9"><text:span text:style-name="T4">g_d_a</text:span></text:p>
        </draw:line>
        <draw:line draw:style-name="gr4" draw:text-style-name="P8" xml:id="id17" draw:id="id17" draw:layer="layout" svg:x1="4.761cm" svg:y1="20.347cm" svg:x2="9.46cm" svg:y2="20.347cm">
          <text:p text:style-name="P7"><text:span text:style-name="T4">pk_d_a</text:span></text:p>
        </draw:line>
        <draw:line draw:style-name="gr4" draw:text-style-name="P8" xml:id="id28" draw:id="id28" draw:layer="layout" svg:x1="4.753cm" svg:y1="22.851cm" svg:x2="9.452cm" svg:y2="22.851cm">
          <text:p text:style-name="P7"><text:span text:style-name="T4">d1_a</text:span></text:p>
        </draw:line>
        <draw:line draw:style-name="gr4" draw:text-style-name="P8" xml:id="id30" draw:id="id30" draw:layer="layout" svg:x1="4.745cm" svg:y1="23.51cm" svg:x2="9.444cm" svg:y2="23.51cm">
          <text:p text:style-name="P7"><text:span text:style-name="T4">d2_a</text:span></text:p>
        </draw:line>
        <draw:line draw:style-name="gr4" draw:text-style-name="P8" xml:id="id9" draw:id="id9" draw:layer="layout" svg:x1="4.729cm" svg:y1="29.168cm" svg:x2="9.428cm" svg:y2="29.168cm">
          <text:p text:style-name="P7"><text:span text:style-name="T4">rho_a</text:span></text:p>
        </draw:line>
        <draw:line draw:style-name="gr4" draw:text-style-name="P8" xml:id="id11" draw:id="id11" draw:layer="layout" svg:x1="4.721cm" svg:y1="29.772cm" svg:x2="9.42cm" svg:y2="29.772cm">
          <text:p text:style-name="P7"><text:span text:style-name="T4">psi_a</text:span></text:p>
        </draw:line>
        <draw:line draw:style-name="gr4" draw:text-style-name="P8" xml:id="id19" draw:id="id19" draw:layer="layout" svg:x1="4.713cm" svg:y1="26.869cm" svg:x2="9.412cm" svg:y2="26.869cm">
          <text:p text:style-name="P7"><text:span text:style-name="T4">rcm_a</text:span></text:p>
        </draw:line>
        <draw:line draw:style-name="gr4" draw:text-style-name="P8" xml:id="id1" draw:id="id1" draw:layer="layout" svg:x1="4.705cm" svg:y1="10.628cm" svg:x2="9.404cm" svg:y2="10.628cm">
          <text:p text:style-name="P7"><text:span text:style-name="T4">cm_a</text:span></text:p>
        </draw:line>
        <draw:line draw:style-name="gr4" draw:text-style-name="P8" xml:id="id43" draw:id="id43" draw:layer="layout" svg:x1="4.697cm" svg:y1="43.787cm" svg:x2="9.396cm" svg:y2="43.787cm">
          <text:p text:style-name="P7"><text:span text:style-name="T4">alpha</text:span></text:p>
        </draw:line>
        <draw:line draw:style-name="gr4" draw:text-style-name="P8" xml:id="id45" draw:id="id45" draw:layer="layout" svg:x1="4.689cm" svg:y1="40.391cm" svg:x2="9.388cm" svg:y2="40.391cm">
          <text:p text:style-name="P7"><text:span text:style-name="T4">ak</text:span></text:p>
        </draw:line>
        <draw:line draw:style-name="gr4" draw:text-style-name="P8" xml:id="id13" draw:id="id13" draw:layer="layout" svg:x1="4.681cm" svg:y1="33.195cm" svg:x2="9.38cm" svg:y2="33.195cm">
          <text:p text:style-name="P7"><text:span text:style-name="T4">nk</text:span></text:p>
        </draw:line>
        <draw:line draw:style-name="gr4" draw:text-style-name="P8" xml:id="id49" draw:id="id49" draw:layer="layout" svg:x1="4.673cm" svg:y1="37.599cm" svg:x2="9.372cm" svg:y2="37.599cm">
          <text:p text:style-name="P7"><text:span text:style-name="T4">rivk</text:span></text:p>
        </draw:line>
        <draw:line draw:style-name="gr4" draw:text-style-name="P10" xml:id="id80" draw:id="id80" draw:layer="layout" svg:x1="4.653cm" svg:y1="57.651cm" svg:x2="9.352cm" svg:y2="57.651cm">
          <text:p text:style-name="P9"><text:span text:style-name="T4">g_d_b</text:span></text:p>
        </draw:line>
        <draw:line draw:style-name="gr4" draw:text-style-name="P8" xml:id="id78" draw:id="id78" draw:layer="layout" svg:x1="4.653cm" svg:y1="58.351cm" svg:x2="9.352cm" svg:y2="58.351cm">
          <text:p text:style-name="P7"><text:span text:style-name="T4">pk_d_b</text:span></text:p>
        </draw:line>
        <draw:line draw:style-name="gr4" draw:text-style-name="P8" xml:id="id67" draw:id="id67" draw:layer="layout" svg:x1="4.745cm" svg:y1="64.455cm" svg:x2="9.444cm" svg:y2="64.455cm">
          <text:p text:style-name="P7"><text:span text:style-name="T4">d1_b</text:span></text:p>
        </draw:line>
        <draw:line draw:style-name="gr4" draw:text-style-name="P8" xml:id="id69" draw:id="id69" draw:layer="layout" svg:x1="4.737cm" svg:y1="65.114cm" svg:x2="9.436cm" svg:y2="65.114cm">
          <text:p text:style-name="P7"><text:span text:style-name="T4">d2_b</text:span></text:p>
        </draw:line>
        <draw:line draw:style-name="gr4" draw:text-style-name="P8" xml:id="id32" draw:id="id32" draw:layer="layout" svg:x1="4.729cm" svg:y1="65.713cm" svg:x2="9.428cm" svg:y2="65.713cm">
          <text:p text:style-name="P7"><text:span text:style-name="T4">sc_b</text:span></text:p>
        </draw:line>
        <draw:line draw:style-name="gr4" draw:text-style-name="P8" xml:id="id76" draw:id="id76" draw:layer="layout" svg:x1="4.721cm" svg:y1="68.572cm" svg:x2="9.42cm" svg:y2="68.572cm">
          <text:p text:style-name="P7"><text:span text:style-name="T4">rcm_b</text:span></text:p>
        </draw:line>
        <draw:line draw:style-name="gr4" draw:text-style-name="P8" xml:id="id72" draw:id="id72" draw:layer="layout" svg:x1="4.713cm" svg:y1="69.176cm" svg:x2="9.412cm" svg:y2="69.176cm">
          <text:p text:style-name="P7"><text:span text:style-name="T4">rho_b</text:span></text:p>
        </draw:line>
        <draw:line draw:style-name="gr4" draw:text-style-name="P8" xml:id="id74" draw:id="id74" draw:layer="layout" svg:x1="4.705cm" svg:y1="69.773cm" svg:x2="9.404cm" svg:y2="69.773cm">
          <text:p text:style-name="P7"><text:span text:style-name="T4">psi_b</text:span></text:p>
        </draw:line>
        <draw:line draw:style-name="gr4" draw:text-style-name="P8" xml:id="id94" draw:id="id94" draw:layer="layout" svg:x1="4.737cm" svg:y1="73.159cm" svg:x2="9.436cm" svg:y2="73.159cm">
          <text:p text:style-name="P7"><text:span text:style-name="T4">d1_c</text:span></text:p>
        </draw:line>
        <draw:line draw:style-name="gr4" draw:text-style-name="P8" xml:id="id90" draw:id="id90" draw:layer="layout" svg:x1="4.705cm" svg:y1="83.58cm" svg:x2="9.404cm" svg:y2="83.58cm">
          <text:p text:style-name="P7"><text:span text:style-name="T4">psi_c</text:span></text:p>
        </draw:line>
        <draw:line draw:style-name="gr4" draw:text-style-name="P8" xml:id="id88" draw:id="id88" draw:layer="layout" svg:x1="4.697cm" svg:y1="80.777cm" svg:x2="9.396cm" svg:y2="80.777cm">
          <text:p text:style-name="P7"><text:span text:style-name="T4">rcm_c</text:span></text:p>
        </draw:line>
        <draw:custom-shape draw:style-name="gr6" draw:text-style-name="P12" draw:layer="layout" svg:width="5.585cm" svg:height="7.72cm" svg:x="58.497cm" svg:y="11.414cm">
          <text:p text:style-name="P11"><text:span text:style-name="T5">deri</text:span><text:span text:style-name="T5">ved_</text:span><text:span text:style-name="T5">cm_a</text:span><text:span text:style-name="T5">:</text:span></text:p>
          <text:p text:style-name="P11"><text:span text:style-name="T6">Note</text:span><text:span text:style-name="T6">Comm</text:span><text:span text:style-name="T6">itCh</text:span><text:span text:style-name="T6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25" draw:id="id25" draw:layer="layout" svg:x1="58.515cm" svg:y1="14.298cm" svg:x2="61.034cm" svg:y2="14.298cm">
          <text:p text:style-name="P9"><text:span text:style-name="T4">gd_d</text:span></text:p>
        </draw:line>
        <draw:line draw:style-name="gr4" draw:text-style-name="P8" xml:id="id27" draw:id="id27" draw:layer="layout" svg:x1="58.515cm" svg:y1="14.898cm" svg:x2="61.034cm" svg:y2="14.898cm">
          <text:p text:style-name="P7"><text:span text:style-name="T4">pk_d</text:span></text:p>
        </draw:line>
        <draw:line draw:style-name="gr4" draw:text-style-name="P8" xml:id="id29" draw:id="id29" draw:layer="layout" svg:x1="58.511cm" svg:y1="15.502cm" svg:x2="61.03cm" svg:y2="15.502cm">
          <text:p text:style-name="P7"><text:span text:style-name="T4">d1</text:span></text:p>
        </draw:line>
        <draw:line draw:style-name="gr4" draw:text-style-name="P8" xml:id="id31" draw:id="id31" draw:layer="layout" svg:x1="58.507cm" svg:y1="16.061cm" svg:x2="61.026cm" svg:y2="16.061cm">
          <text:p text:style-name="P7"><text:span text:style-name="T4">d2</text:span></text:p>
        </draw:line>
        <draw:line draw:style-name="gr4" draw:text-style-name="P8" xml:id="id33" draw:id="id33" draw:layer="layout" svg:x1="58.503cm" svg:y1="16.66cm" svg:x2="61.022cm" svg:y2="16.66cm">
          <text:p text:style-name="P7"><text:span text:style-name="T4">sc</text:span></text:p>
        </draw:line>
        <draw:line draw:style-name="gr4" draw:text-style-name="P8" xml:id="id37" draw:id="id37" draw:layer="layout" svg:x1="58.498cm" svg:y1="17.219cm" svg:x2="61.017cm" svg:y2="17.219cm">
          <text:p text:style-name="P7"><text:span text:style-name="T4">rcm</text:span></text:p>
        </draw:line>
        <draw:line draw:style-name="gr4" draw:text-style-name="P8" xml:id="id35" draw:id="id35" draw:layer="layout" svg:x1="58.494cm" svg:y1="18.423cm" svg:x2="61.013cm" svg:y2="18.423cm">
          <text:p text:style-name="P7"><text:span text:style-name="T4">psi</text:span></text:p>
        </draw:line>
        <draw:line draw:style-name="gr4" draw:text-style-name="P8" xml:id="id38" draw:id="id38" draw:layer="layout" svg:x1="62.133cm" svg:y1="18.43cm" svg:x2="64.095cm" svg:y2="18.427cm">
          <text:p text:style-name="P7"><text:span text:style-name="T4">cm</text:span></text:p>
        </draw:line>
        <draw:custom-shape draw:style-name="gr7" draw:text-style-name="P12" draw:layer="layout" svg:width="6.985cm" svg:height="2.032cm" svg:x="12.957cm" svg:y="9.192cm">
          <text:p text:style-name="P11"><text:span text:style-name="T5">cm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" draw:id="id2" draw:layer="layout" svg:x1="12.954cm" svg:y1="10.604cm" svg:x2="15.748cm" svg:y2="10.618cm">
          <text:p text:style-name="P7"><text:span text:style-name="T4">value</text:span></text:p>
        </draw:line>
        <draw:line draw:style-name="gr4" draw:text-style-name="P8" xml:id="id3" draw:id="id3" draw:layer="layout" svg:x1="17.275cm" svg:y1="10.618cm" svg:x2="19.942cm" svg:y2="10.618cm">
          <text:p text:style-name="P7"><text:span text:style-name="T4">Point</text:span></text:p>
        </draw:line>
        <draw:custom-shape draw:style-name="gr7" draw:text-style-name="P12" draw:layer="layout" svg:width="6.985cm" svg:height="2.032cm" svg:x="18.86cm" svg:y="12.875cm">
          <text:p text:style-name="P11"><text:span text:style-name="T5">g_d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6" draw:id="id16" draw:layer="layout" svg:x1="18.857cm" svg:y1="14.287cm" svg:x2="21.651cm" svg:y2="14.301cm">
          <text:p text:style-name="P7"><text:span text:style-name="T4">value</text:span></text:p>
        </draw:line>
        <draw:line draw:style-name="gr4" draw:text-style-name="P8" xml:id="id24" draw:id="id24" draw:layer="layout" svg:x1="22.416cm" svg:y1="14.272cm" svg:x2="25.845cm" svg:y2="14.301cm">
          <text:p text:style-name="P7"><text:span text:style-name="T4">NIPoint</text:span></text:p>
        </draw:line>
        <draw:custom-shape draw:style-name="gr8" draw:text-style-name="P12" draw:layer="layout" svg:width="6.985cm" svg:height="1.905cm" svg:x="18.193cm" svg:y="40.966cm">
          <text:p text:style-name="P11"><text:span text:style-name="T5">a</text:span><text:span text:style-name="T5">k</text:span><text:span text:style-name="T5">_</text:span><text:span text:style-name="T5">P</text:span><text:span text:style-name="T5">: </text:span><text:span text:style-name="T6">E</text:span><text:span text:style-name="T6">c</text:span><text:span text:style-name="T6">c</text:span><text:span text:style-name="T6">C</text:span><text:span text:style-name="T6">h</text:span><text:span text:style-name="T6">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6" draw:id="id46" draw:layer="layout" svg:x1="18.19cm" svg:y1="42.251cm" svg:x2="20.984cm" svg:y2="42.265cm">
          <text:p text:style-name="P7"><text:span text:style-name="T4">value</text:span></text:p>
        </draw:line>
        <draw:line draw:style-name="gr4" draw:text-style-name="P8" xml:id="id53" draw:id="id53" draw:layer="layout" svg:x1="21.749cm" svg:y1="42.236cm" svg:x2="25.178cm" svg:y2="42.265cm">
          <text:p text:style-name="P7"><text:span text:style-name="T4">NIPoint</text:span></text:p>
        </draw:line>
        <draw:custom-shape draw:style-name="gr9" draw:text-style-name="P12" draw:layer="layout" svg:width="6.604cm" svg:height="4.191cm" svg:x="33.184cm" svg:y="5.745cm">
          <text:p text:style-name="P11"><text:span text:style-name="T5">m</text:span><text:span text:style-name="T5">e</text:span><text:span text:style-name="T5">r</text:span><text:span text:style-name="T5">k</text:span><text:span text:style-name="T5">l</text:span><text:span text:style-name="T5">e</text:span><text:span text:style-name="T5">_</text:span><text:span text:style-name="T5">i</text:span><text:span text:style-name="T5">n</text:span><text:span text:style-name="T5">p</text:span><text:span text:style-name="T5">u</text:span><text:span text:style-name="T5">t</text:span><text:span text:style-name="T5">s</text:span><text:span text:style-name="T5">:</text:span></text:p>
          <text:p text:style-name="P11"><text:span text:style-name="T6">[</text:span><text:span text:style-name="T6">M</text:span><text:span text:style-name="T6">e</text:span><text:span text:style-name="T6">r</text:span><text:span text:style-name="T6">k</text:span><text:span text:style-name="T6">l</text:span><text:span text:style-name="T6">e</text:span><text:span text:style-name="T6">C</text:span><text:span text:style-name="T6">h</text:span><text:span text:style-name="T6">i</text:span><text:span text:style-name="T6">p</text:span><text:span text:style-name="T6">; </text:span><text:span text:style-name="T6">2</text:span><text:span text:style-name="T6">]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6" draw:id="id6" draw:layer="layout" svg:x1="33.193cm" svg:y1="8.139cm" svg:x2="35.725cm" svg:y2="8.139cm">
          <text:p text:style-name="P7"><text:span text:style-name="T4">path</text:span></text:p>
        </draw:line>
        <draw:line draw:style-name="gr4" draw:text-style-name="P8" xml:id="id8" draw:id="id8" draw:layer="layout" svg:x1="33.188cm" svg:y1="8.698cm" svg:x2="35.72cm" svg:y2="8.698cm">
          <text:p text:style-name="P7"><text:span text:style-name="T4">pos</text:span></text:p>
        </draw:line>
        <draw:line draw:style-name="gr4" draw:text-style-name="P8" xml:id="id4" draw:id="id4" draw:layer="layout" svg:x1="33.184cm" svg:y1="9.302cm" svg:x2="35.716cm" svg:y2="9.302cm">
          <text:p text:style-name="P7"><text:span text:style-name="T4">leaf</text:span></text:p>
        </draw:line>
        <draw:line draw:style-name="gr4" draw:text-style-name="P8" xml:id="id40" draw:id="id40" draw:layer="layout" svg:x1="37.375cm" svg:y1="9.309cm" svg:x2="39.785cm" svg:y2="9.306cm">
          <text:p text:style-name="P7"><text:span text:style-name="T4">root</text:span></text:p>
        </draw:line>
        <draw:custom-shape draw:style-name="gr10" draw:text-style-name="P12" draw:layer="layout" svg:width="6.604cm" svg:height="4.953cm" svg:x="50.494cm" svg:y="28.086cm">
          <text:p text:style-name="P11"><text:span text:style-name="T5">nf_a:</text:span></text:p>
          <text:p text:style-name="P11"><text:span text:style-name="T6">derive_</text:span><text:span text:style-name="T6">nullifi</text:span><text:span text:style-name="T6">er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" draw:id="id12" draw:layer="layout" svg:x1="50.503cm" svg:y1="31.072cm" svg:x2="53.035cm" svg:y2="31.072cm">
          <text:p text:style-name="P7"><text:span text:style-name="T4">psi</text:span></text:p>
        </draw:line>
        <draw:line draw:style-name="gr4" draw:text-style-name="P8" xml:id="id96" draw:id="id96" draw:layer="layout" svg:x1="50.498cm" svg:y1="31.631cm" svg:x2="53.03cm" svg:y2="31.631cm">
          <text:p text:style-name="P7"><text:span text:style-name="T4">cm</text:span></text:p>
        </draw:line>
        <draw:line draw:style-name="gr4" draw:text-style-name="P8" xml:id="id14" draw:id="id14" draw:layer="layout" svg:x1="50.494cm" svg:y1="32.235cm" svg:x2="53.026cm" svg:y2="32.235cm">
          <text:p text:style-name="P7"><text:span text:style-name="T4">nk</text:span></text:p>
        </draw:line>
        <draw:line draw:style-name="gr4" draw:text-style-name="P8" xml:id="id23" draw:id="id23" draw:layer="layout" svg:x1="54.685cm" svg:y1="32.242cm" svg:x2="57.095cm" svg:y2="32.239cm">
          <text:p text:style-name="P7"><text:span text:style-name="T4">nf</text:span></text:p>
        </draw:line>
        <draw:line draw:style-name="gr4" draw:text-style-name="P8" xml:id="id10" draw:id="id10" draw:layer="layout" svg:x1="50.495cm" svg:y1="30.476cm" svg:x2="53.027cm" svg:y2="30.476cm">
          <text:p text:style-name="P7"><text:span text:style-name="T4">rho</text:span></text:p>
        </draw:line>
        <draw:custom-shape draw:style-name="gr11" draw:text-style-name="P12" draw:layer="layout" svg:width="6.985cm" svg:height="2.794cm" svg:x="18.19cm" svg:y="47.598cm">
          <text:p text:style-name="P11"><text:span text:style-name="T5">spend_</text:span><text:span text:style-name="T5">auth_g</text:span><text:span text:style-name="T5">:</text:span></text:p>
          <text:p text:style-name="P11"><text:span text:style-name="T6">Ecc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8" draw:id="id48" draw:layer="layout" svg:x1="18.187cm" svg:y1="49.772cm" svg:x2="20.981cm" svg:y2="49.786cm">
          <text:p text:style-name="P7"><text:span text:style-name="T4">value</text:span></text:p>
        </draw:line>
        <draw:line draw:style-name="gr4" draw:text-style-name="P8" xml:id="id61" draw:id="id61" draw:layer="layout" svg:x1="21.746cm" svg:y1="49.757cm" svg:x2="25.175cm" svg:y2="49.786cm">
          <text:p text:style-name="P7"><text:span text:style-name="T4">FPoint</text:span></text:p>
        </draw:line>
        <draw:custom-shape draw:style-name="gr7" draw:text-style-name="P12" draw:layer="layout" svg:width="6.985cm" svg:height="2.032cm" svg:x="18.19cm" svg:y="44.156cm">
          <text:p text:style-name="P11"><text:span text:style-name="T5">alph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4" draw:id="id44" draw:layer="layout" svg:x1="18.187cm" svg:y1="45.568cm" svg:x2="20.981cm" svg:y2="45.582cm">
          <text:p text:style-name="P7"><text:span text:style-name="T4">value</text:span></text:p>
        </draw:line>
        <draw:line draw:style-name="gr4" draw:text-style-name="P8" xml:id="id63" draw:id="id63" draw:layer="layout" svg:x1="21.746cm" svg:y1="45.553cm" svg:x2="25.175cm" svg:y2="45.582cm">
          <text:p text:style-name="P7"><text:span text:style-name="T4">Scal</text:span><text:span text:style-name="T4">arF</text:span></text:p>
        </draw:line>
        <draw:custom-shape draw:style-name="gr12" draw:text-style-name="P12" draw:layer="layout" svg:width="6.604cm" svg:height="3.937cm" svg:x="36.625cm" svg:y="37.332cm">
          <text:p text:style-name="P11"><text:span text:style-name="T5">ivk:</text:span></text:p>
          <text:p text:style-name="P11"><text:span text:style-name="T6">commit</text:span><text:span text:style-name="T6">_ivk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5" draw:id="id55" draw:layer="layout" svg:x1="36.634cm" svg:y1="39.318cm" svg:x2="39.166cm" svg:y2="39.318cm">
          <text:p text:style-name="P7"><text:span text:style-name="T4">nk</text:span></text:p>
        </draw:line>
        <draw:line draw:style-name="gr4" draw:text-style-name="P8" xml:id="id52" draw:id="id52" draw:layer="layout" svg:x1="36.629cm" svg:y1="39.877cm" svg:x2="39.161cm" svg:y2="39.877cm">
          <text:p text:style-name="P7"><text:span text:style-name="T4">rivk</text:span></text:p>
        </draw:line>
        <draw:line draw:style-name="gr4" draw:text-style-name="P8" xml:id="id54" draw:id="id54" draw:layer="layout" svg:x1="36.625cm" svg:y1="40.481cm" svg:x2="39.157cm" svg:y2="40.481cm">
          <text:p text:style-name="P7"><text:span text:style-name="T4">ak</text:span></text:p>
        </draw:line>
        <draw:line draw:style-name="gr4" draw:text-style-name="P8" xml:id="id56" draw:id="id56" draw:layer="layout" svg:x1="40.816cm" svg:y1="40.488cm" svg:x2="43.226cm" svg:y2="40.485cm">
          <text:p text:style-name="P7"><text:span text:style-name="T4">ivk</text:span></text:p>
        </draw:line>
        <draw:custom-shape draw:style-name="gr11" draw:text-style-name="P12" draw:layer="layout" svg:width="6.985cm" svg:height="2.794cm" svg:x="18.317cm" svg:y="36.914cm">
          <text:p text:style-name="P11"><text:span text:style-name="T5">rivk:</text:span></text:p>
          <text:p text:style-name="P11"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0" draw:id="id50" draw:layer="layout" svg:x1="18.314cm" svg:y1="39.088cm" svg:x2="21.108cm" svg:y2="39.102cm">
          <text:p text:style-name="P7"><text:span text:style-name="T4">value</text:span></text:p>
        </draw:line>
        <draw:line draw:style-name="gr4" draw:text-style-name="P8" xml:id="id51" draw:id="id51" draw:layer="layout" svg:x1="21.873cm" svg:y1="39.073cm" svg:x2="25.302cm" svg:y2="39.102cm">
          <text:p text:style-name="P7"><text:span text:style-name="T4">ScalarF</text:span></text:p>
        </draw:line>
        <draw:custom-shape draw:style-name="gr11" draw:text-style-name="P12" draw:layer="layout" svg:width="6.985cm" svg:height="2.794cm" svg:x="63.377cm" svg:y="38.275cm">
          <text:p text:style-name="P11"><text:span text:style-name="T5">ivk:</text:span></text:p>
          <text:p text:style-name="P11"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7" draw:id="id57" draw:layer="layout" svg:x1="63.374cm" svg:y1="40.449cm" svg:x2="66.168cm" svg:y2="40.463cm">
          <text:p text:style-name="P7"><text:span text:style-name="T4">value</text:span></text:p>
        </draw:line>
        <draw:line draw:style-name="gr4" draw:text-style-name="P8" xml:id="id59" draw:id="id59" draw:layer="layout" svg:x1="66.933cm" svg:y1="40.434cm" svg:x2="70.362cm" svg:y2="40.463cm">
          <text:p text:style-name="P7"><text:span text:style-name="T4">ScalarV</text:span></text:p>
        </draw:line>
        <draw:custom-shape draw:style-name="gr7" draw:text-style-name="P12" draw:layer="layout" svg:width="6.985cm" svg:height="2.032cm" svg:x="18.86cm" svg:y="18.931cm">
          <text:p text:style-name="P11"><text:span text:style-name="T5">pk_d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8" draw:id="id18" draw:layer="layout" svg:x1="18.857cm" svg:y1="20.343cm" svg:x2="21.651cm" svg:y2="20.357cm">
          <text:p text:style-name="P7"><text:span text:style-name="T4">value</text:span></text:p>
        </draw:line>
        <draw:line draw:style-name="gr4" draw:text-style-name="P8" xml:id="id26" draw:id="id26" draw:layer="layout" svg:x1="22.416cm" svg:y1="20.328cm" svg:x2="25.845cm" svg:y2="20.357cm">
          <text:p text:style-name="P7"><text:span text:style-name="T4">NIPoint</text:span></text:p>
        </draw:line>
        <draw:custom-shape draw:style-name="gr7" draw:text-style-name="P12" draw:layer="layout" svg:width="6.985cm" svg:height="2.032cm" svg:x="18.733cm" svg:y="24.841cm">
          <text:p text:style-name="P11"><text:span text:style-name="T5">rcm_a: </text:span><text:span text:style-name="T6">Ecc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0" draw:id="id20" draw:layer="layout" svg:x1="18.73cm" svg:y1="26.253cm" svg:x2="21.524cm" svg:y2="26.267cm">
          <text:p text:style-name="P7"><text:span text:style-name="T4">value</text:span></text:p>
        </draw:line>
        <draw:line draw:style-name="gr4" draw:text-style-name="P8" xml:id="id36" draw:id="id36" draw:layer="layout" svg:x1="22.289cm" svg:y1="26.238cm" svg:x2="25.718cm" svg:y2="26.267cm">
          <text:p text:style-name="P7"><text:span text:style-name="T4">ScalarF</text:span></text:p>
        </draw:line>
        <draw:connector draw:style-name="gr13" draw:text-style-name="P13" draw:layer="layout" draw:line-skew="-1.788cm" svg:x1="9.404cm" svg:y1="10.628cm" svg:x2="12.954cm" svg:y2="10.611cm" draw:start-shape="id1" draw:start-glue-point="1" draw:end-shape="id2" draw:end-glue-point="3" svg:d="M9404 10628h-22v-17h3572" svg:viewBox="0 0 3573 18">
          <text:p/>
        </draw:connector>
        <draw:connector draw:style-name="gr13" draw:text-style-name="P13" draw:layer="layout" draw:line-skew="4.856cm" svg:x1="19.942cm" svg:y1="10.618cm" svg:x2="33.184cm" svg:y2="9.302cm" draw:start-shape="id3" draw:start-glue-point="1" draw:end-shape="id4" draw:end-glue-point="3" svg:d="M19942 10618h11468v-1316h1774" svg:viewBox="0 0 13243 1317">
          <text:p/>
        </draw:connector>
        <draw:connector draw:style-name="gr13" draw:text-style-name="P13" draw:layer="layout" draw:line-skew="0.563cm" svg:x1="9.468cm" svg:y1="6.985cm" svg:x2="33.193cm" svg:y2="8.139cm" draw:start-shape="id5" draw:start-glue-point="1" draw:end-shape="id6" draw:end-glue-point="3" svg:d="M9468 6985h12417v1154h11308" svg:viewBox="0 0 23726 1155">
          <text:p/>
        </draw:connector>
        <draw:connector draw:style-name="gr13" draw:text-style-name="P13" draw:layer="layout" svg:x1="9.46cm" svg:y1="7.547cm" svg:x2="33.188cm" svg:y2="8.698cm" draw:start-shape="id7" draw:start-glue-point="1" draw:end-shape="id8" draw:end-glue-point="3" svg:d="M9460 7547h11855v1151h11873" svg:viewBox="0 0 23729 1152">
          <text:p/>
        </draw:connector>
        <draw:connector draw:style-name="gr13" draw:text-style-name="P13" draw:layer="layout" draw:line-skew="11.306cm" svg:x1="9.428cm" svg:y1="29.168cm" svg:x2="50.495cm" svg:y2="30.476cm" draw:start-shape="id9" draw:start-glue-point="1" draw:end-shape="id10" draw:end-glue-point="3" svg:d="M9428 29168h31831v1308h9236" svg:viewBox="0 0 41068 1309">
          <text:p/>
        </draw:connector>
        <draw:connector draw:style-name="gr13" draw:text-style-name="P13" draw:layer="layout" draw:line-skew="12.195cm" svg:x1="9.42cm" svg:y1="29.772cm" svg:x2="50.503cm" svg:y2="31.072cm" draw:start-shape="id11" draw:start-glue-point="1" draw:end-shape="id12" draw:end-glue-point="3" svg:d="M9420 29772h32728v1300h8355" svg:viewBox="0 0 41084 1301">
          <text:p/>
        </draw:connector>
        <draw:connector draw:style-name="gr13" draw:text-style-name="P13" draw:layer="layout" draw:line-skew="4.6cm" svg:x1="9.38cm" svg:y1="33.195cm" svg:x2="50.494cm" svg:y2="32.235cm" draw:start-shape="id13" draw:start-glue-point="1" draw:end-shape="id14" draw:end-glue-point="3" svg:d="M9380 33195h25148v-960h15966" svg:viewBox="0 0 41115 961">
          <text:p/>
        </draw:connector>
        <draw:connector draw:style-name="gr13" draw:text-style-name="P13" draw:layer="layout" draw:line-skew="-4.641cm" svg:x1="9.46cm" svg:y1="14.247cm" svg:x2="18.857cm" svg:y2="14.294cm" draw:start-shape="id15" draw:start-glue-point="1" draw:end-shape="id16" draw:end-glue-point="3" svg:d="M9460 14247h49v47h9348" svg:viewBox="0 0 9398 48">
          <text:p/>
        </draw:connector>
        <draw:connector draw:style-name="gr13" draw:text-style-name="P13" draw:layer="layout" draw:line-skew="-4.387cm" svg:x1="9.46cm" svg:y1="20.347cm" svg:x2="18.857cm" svg:y2="20.35cm" draw:start-shape="id17" draw:start-glue-point="1" draw:end-shape="id18" draw:end-glue-point="3" svg:d="M9460 20347h303v3h9094" svg:viewBox="0 0 9398 4">
          <text:p/>
        </draw:connector>
        <draw:connector draw:style-name="gr13" draw:text-style-name="P13" draw:layer="layout" draw:line-skew="2.362cm" svg:x1="9.412cm" svg:y1="26.869cm" svg:x2="18.73cm" svg:y2="26.26cm" draw:start-shape="id19" draw:start-glue-point="1" draw:end-shape="id20" draw:end-glue-point="3" svg:d="M9412 26869h7012v-609h2306" svg:viewBox="0 0 9319 610">
          <text:p/>
        </draw:connector>
        <draw:line draw:style-name="gr14" draw:text-style-name="P14" xml:id="id21" draw:id="id21" draw:layer="layout" svg:x1="4.673cm" svg:y1="35.299cm" svg:x2="9.372cm" svg:y2="35.299cm">
          <text:p text:style-name="P7"><text:span text:style-name="T7">NF</text:span></text:p>
        </draw:line>
        <draw:custom-shape draw:style-name="gr15" draw:text-style-name="P12" xml:id="id22" draw:id="id22" draw:layer="layout" svg:width="2.286cm" svg:height="2.286cm" svg:x="54.939cm" svg:y="34.141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2.514cm" svg:x1="9.372cm" svg:y1="35.299cm" svg:x2="54.939cm" svg:y2="35.284cm" draw:start-shape="id21" draw:start-glue-point="1" draw:end-shape="id22" draw:end-glue-point="5" svg:d="M9372 35299h35297v-15h10270" svg:viewBox="0 0 45568 16">
          <text:p/>
        </draw:connector>
        <draw:connector draw:style-name="gr13" draw:text-style-name="P13" draw:layer="layout" draw:line-skew="1.929cm" svg:x1="57.095cm" svg:y1="32.24cm" svg:x2="57.225cm" svg:y2="35.284cm" draw:start-shape="id23" draw:start-glue-point="1" draw:end-shape="id22" draw:end-glue-point="7" svg:d="M57095 32240h2561v3044h-2431" svg:viewBox="0 0 2562 3045">
          <text:p/>
        </draw:connector>
        <draw:connector draw:style-name="gr13" draw:text-style-name="P13" draw:layer="layout" draw:line-skew="-5.955cm" svg:x1="25.845cm" svg:y1="14.286cm" svg:x2="58.515cm" svg:y2="14.298cm" draw:start-shape="id24" draw:start-glue-point="1" draw:end-shape="id25" draw:end-glue-point="3" svg:d="M25845 14286h10371v12h22299" svg:viewBox="0 0 32671 13">
          <text:p/>
        </draw:connector>
        <draw:connector draw:style-name="gr13" draw:text-style-name="P13" draw:layer="layout" draw:line-skew="-4.812cm" svg:x1="25.845cm" svg:y1="20.342cm" svg:x2="58.515cm" svg:y2="14.898cm" draw:start-shape="id26" draw:start-glue-point="1" draw:end-shape="id27" draw:end-glue-point="3" svg:d="M25845 20342h11514v-5444h21156" svg:viewBox="0 0 32671 5445">
          <text:p/>
        </draw:connector>
        <draw:connector draw:style-name="gr13" draw:text-style-name="P13" draw:layer="layout" draw:line-skew="4.402cm" svg:x1="9.452cm" svg:y1="22.851cm" svg:x2="58.511cm" svg:y2="15.502cm" draw:start-shape="id28" draw:start-glue-point="1" draw:end-shape="id29" draw:end-glue-point="3" svg:d="M9452 22851h28923v-7349h20136" svg:viewBox="0 0 49060 7350">
          <text:p/>
        </draw:connector>
        <draw:connector draw:style-name="gr13" draw:text-style-name="P13" draw:layer="layout" draw:line-skew="5.424cm" svg:x1="9.444cm" svg:y1="23.51cm" svg:x2="58.507cm" svg:y2="16.061cm" draw:start-shape="id30" draw:start-glue-point="1" draw:end-shape="id31" draw:end-glue-point="3" svg:d="M9444 23510h29947v-7449h19116" svg:viewBox="0 0 49064 7450">
          <text:p/>
        </draw:connector>
        <draw:connector draw:style-name="gr13" draw:text-style-name="P13" draw:layer="layout" draw:line-skew="-20.003cm" svg:x1="9.428cm" svg:y1="65.713cm" svg:x2="58.503cm" svg:y2="16.66cm" draw:start-shape="id32" draw:start-glue-point="1" draw:end-shape="id33" draw:end-glue-point="3" svg:d="M9428 65713h4526v-49053h44549" svg:viewBox="0 0 49076 49054">
          <text:p/>
        </draw:connector>
        <draw:connector draw:style-name="gr13" draw:text-style-name="P13" draw:layer="layout" draw:line-skew="7.311cm" svg:x1="9.428cm" svg:y1="29.168cm" svg:x2="58.486cm" svg:y2="17.82cm" draw:start-shape="id9" draw:start-glue-point="1" draw:end-shape="id34" draw:end-glue-point="3" svg:d="M9428 29168h31831v-11348h17227" svg:viewBox="0 0 49059 11349">
          <text:p/>
        </draw:connector>
        <draw:connector draw:style-name="gr13" draw:text-style-name="P13" draw:layer="layout" draw:line-skew="8.2cm" svg:x1="9.42cm" svg:y1="29.772cm" svg:x2="58.494cm" svg:y2="18.423cm" draw:start-shape="id11" draw:start-glue-point="1" draw:end-shape="id35" draw:end-glue-point="3" svg:d="M9420 29772h32728v-11349h16346" svg:viewBox="0 0 49075 11350">
          <text:p/>
        </draw:connector>
        <draw:line draw:style-name="gr4" draw:text-style-name="P8" xml:id="id34" draw:id="id34" draw:layer="layout" svg:x1="58.486cm" svg:y1="17.82cm" svg:x2="61.005cm" svg:y2="17.82cm">
          <text:p text:style-name="P7"><text:span text:style-name="T4">rho</text:span></text:p>
        </draw:line>
        <draw:connector draw:style-name="gr13" draw:text-style-name="P13" draw:layer="layout" draw:line-skew="-1.729cm" svg:x1="25.718cm" svg:y1="26.252cm" svg:x2="58.498cm" svg:y2="17.219cm" draw:start-shape="id36" draw:start-glue-point="1" draw:end-shape="id37" draw:end-glue-point="3" svg:d="M25718 26252h14652v-9033h18128" svg:viewBox="0 0 32781 9034">
          <text:p/>
        </draw:connector>
        <draw:custom-shape draw:style-name="gr15" draw:text-style-name="P12" xml:id="id39" draw:id="id39" draw:layer="layout" svg:width="2.286cm" svg:height="2.286cm" svg:x="66.865cm" svg:y="13.75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64.095cm" svg:y1="18.428cm" svg:x2="66.865cm" svg:y2="14.899cm" draw:start-shape="id38" draw:start-glue-point="1" draw:end-shape="id39" draw:end-glue-point="5" svg:d="M64095 18428h1385v-3529h1385" svg:viewBox="0 0 2771 3530">
          <text:p/>
        </draw:connector>
        <draw:connector draw:style-name="gr13" draw:text-style-name="P13" draw:layer="layout" svg:x1="19.942cm" svg:y1="10.618cm" svg:x2="69.151cm" svg:y2="14.899cm" draw:start-shape="id3" draw:start-glue-point="1" draw:end-shape="id39" draw:end-glue-point="7" svg:d="M19942 10618h49711v4281h-502" svg:viewBox="0 0 49712 4282">
          <text:p/>
        </draw:connector>
        <draw:line draw:style-name="gr14" draw:text-style-name="P14" xml:id="id42" draw:id="id42" draw:layer="layout" svg:x1="4.665cm" svg:y1="4.416cm" svg:x2="9.364cm" svg:y2="4.416cm">
          <text:p text:style-name="P7"><text:span text:style-name="T7">ANCHOR</text:span></text:p>
        </draw:line>
        <draw:custom-shape draw:style-name="gr15" draw:text-style-name="P12" xml:id="id41" draw:id="id41" draw:layer="layout" svg:width="2.286cm" svg:height="2.286cm" svg:x="43.725cm" svg:y="5.87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39.785cm" svg:y1="9.307cm" svg:x2="43.725cm" svg:y2="7.015cm" draw:start-shape="id40" draw:start-glue-point="1" draw:end-shape="id41" draw:end-glue-point="5" svg:d="M39785 9307h1970v-2292h1970" svg:viewBox="0 0 3941 2293">
          <text:p/>
        </draw:connector>
        <draw:connector draw:style-name="gr17" draw:text-style-name="P13" draw:layer="layout" svg:x1="9.364cm" svg:y1="4.416cm" svg:x2="46.011cm" svg:y2="7.015cm" draw:start-shape="id42" draw:start-glue-point="1" draw:end-shape="id41" draw:end-glue-point="7" svg:d="M9364 4416h37149v2599h-502" svg:viewBox="0 0 37150 2600">
          <text:p/>
        </draw:connector>
        <draw:connector draw:style-name="gr13" draw:text-style-name="P13" draw:layer="layout" draw:line-skew="2.895cm" svg:x1="9.396cm" svg:y1="43.787cm" svg:x2="18.187cm" svg:y2="45.575cm" draw:start-shape="id43" draw:start-glue-point="1" draw:end-shape="id44" draw:end-glue-point="3" svg:d="M9396 43787h7282v1788h1509" svg:viewBox="0 0 8792 1789">
          <text:p/>
        </draw:connector>
        <draw:connector draw:style-name="gr13" draw:text-style-name="P13" draw:layer="layout" draw:line-skew="3.025cm" svg:x1="9.388cm" svg:y1="40.391cm" svg:x2="18.19cm" svg:y2="42.258cm" draw:start-shape="id45" draw:start-glue-point="1" draw:end-shape="id46" draw:end-glue-point="3" svg:d="M9388 40391h7417v1867h1385" svg:viewBox="0 0 8803 1868">
          <text:p/>
        </draw:connector>
        <draw:line draw:style-name="gr18" draw:text-style-name="P15" xml:id="id47" draw:id="id47" draw:layer="layout" svg:x1="4.665cm" svg:y1="47.416cm" svg:x2="9.364cm" svg:y2="47.416cm">
          <text:p text:style-name="P7"><text:span text:style-name="T8">SPEND</text:span><text:span text:style-name="T8">AUTHG</text:span></text:p>
        </draw:line>
        <draw:connector draw:style-name="gr19" draw:text-style-name="P13" draw:layer="layout" draw:line-skew="2.784cm" svg:x1="9.364cm" svg:y1="47.416cm" svg:x2="18.187cm" svg:y2="49.779cm" draw:start-shape="id47" draw:start-glue-point="1" draw:end-shape="id48" draw:end-glue-point="3" svg:d="M9364 47416h7187v2363h1636" svg:viewBox="0 0 8824 2364">
          <text:p/>
        </draw:connector>
        <draw:connector draw:style-name="gr13" draw:text-style-name="P13" draw:layer="layout" draw:line-skew="3.098cm" svg:x1="9.372cm" svg:y1="37.599cm" svg:x2="18.314cm" svg:y2="39.095cm" draw:start-shape="id49" draw:start-glue-point="1" draw:end-shape="id50" draw:end-glue-point="3" svg:d="M9372 37599h7560v1496h1382" svg:viewBox="0 0 8943 1497">
          <text:p/>
        </draw:connector>
        <draw:connector draw:style-name="gr13" draw:text-style-name="P13" draw:layer="layout" draw:line-skew="2.936cm" svg:x1="25.302cm" svg:y1="39.087cm" svg:x2="36.629cm" svg:y2="39.877cm" draw:start-shape="id51" draw:start-glue-point="1" draw:end-shape="id52" draw:end-glue-point="3" svg:d="M25302 39087h8591v790h2736" svg:viewBox="0 0 11328 791">
          <text:p/>
        </draw:connector>
        <draw:connector draw:style-name="gr13" draw:text-style-name="P13" draw:layer="layout" draw:line-skew="3.762cm" svg:x1="25.178cm" svg:y1="42.25cm" svg:x2="36.625cm" svg:y2="40.481cm" draw:start-shape="id53" draw:start-glue-point="1" draw:end-shape="id54" draw:end-glue-point="3" svg:d="M25178 42250h9477v-1769h1970" svg:viewBox="0 0 11448 1770">
          <text:p/>
        </draw:connector>
        <draw:connector draw:style-name="gr13" draw:text-style-name="P13" draw:layer="layout" draw:line-skew="11.53cm" svg:x1="9.38cm" svg:y1="33.195cm" svg:x2="36.634cm" svg:y2="39.318cm" draw:start-shape="id13" draw:start-glue-point="1" draw:end-shape="id55" draw:end-glue-point="3" svg:d="M9380 33195h25148v6123h2106" svg:viewBox="0 0 27255 6124">
          <text:p/>
        </draw:connector>
        <draw:connector draw:style-name="gr13" draw:text-style-name="P13" draw:layer="layout" svg:x1="43.226cm" svg:y1="40.486cm" svg:x2="63.374cm" svg:y2="40.456cm" draw:start-shape="id56" draw:start-glue-point="1" draw:end-shape="id57" svg:d="M43226 40486h10065v-30h10083" svg:viewBox="0 0 20149 31">
          <text:p/>
        </draw:connector>
        <draw:custom-shape draw:style-name="gr15" draw:text-style-name="P12" xml:id="id58" draw:id="id58" draw:layer="layout" svg:width="2.286cm" svg:height="2.286cm" svg:x="55.824cm" svg:y="20.466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12.275cm" svg:x1="25.845cm" svg:y1="14.286cm" svg:x2="55.824cm" svg:y2="21.609cm" draw:start-shape="id24" draw:start-glue-point="1" draw:end-shape="id58" draw:end-glue-point="5" svg:d="M25845 14286h2714v7323h27265" svg:viewBox="0 0 29980 7324">
          <text:p/>
        </draw:connector>
        <draw:connector draw:style-name="gr13" draw:text-style-name="P13" draw:layer="layout" draw:line-skew="2.673cm" svg:x1="70.362cm" svg:y1="40.448cm" svg:x2="58.11cm" svg:y2="21.609cm" draw:start-shape="id59" draw:start-glue-point="1" draw:end-shape="id58" draw:end-glue-point="7" svg:d="M70362 40448h3173v-18839h-15425" svg:viewBox="0 0 15426 18840">
          <text:p/>
        </draw:connector>
        <draw:custom-shape draw:style-name="gr15" draw:text-style-name="P12" xml:id="id60" draw:id="id60" draw:layer="layout" svg:width="2.286cm" svg:height="2.286cm" svg:x="53.644cm" svg:y="24.20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2.385cm" svg:x1="25.845cm" svg:y1="20.342cm" svg:x2="53.644cm" svg:y2="25.349cm" draw:start-shape="id26" draw:start-glue-point="1" draw:end-shape="id60" draw:end-glue-point="5" svg:d="M25845 20342h11514v5007h16285" svg:viewBox="0 0 27800 5008">
          <text:p/>
        </draw:connector>
        <draw:connector draw:style-name="gr20" draw:text-style-name="P11" draw:layer="layout" svg:x1="56.967cm" svg:y1="22.752cm" svg:x2="55.93cm" svg:y2="25.349cm" draw:start-shape="id58" draw:start-glue-point="6" draw:end-shape="id60" draw:end-glue-point="7" svg:d="M56967 22752v2597h-1037" svg:viewBox="0 0 1038 2598">
          <text:p text:style-name="P13"><text:span text:style-name="T6">derived_pk_d_a</text:span></text:p>
        </draw:connector>
        <draw:custom-shape draw:style-name="gr15" draw:text-style-name="P12" xml:id="id62" draw:id="id62" draw:layer="layout" svg:width="2.286cm" svg:height="2.286cm" svg:x="35.225cm" svg:y="47.167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draw:line-skew="2.169cm" svg:x1="25.175cm" svg:y1="49.771cm" svg:x2="35.225cm" svg:y2="48.31cm" draw:start-shape="id61" draw:start-glue-point="1" draw:end-shape="id62" draw:end-glue-point="5" svg:d="M25175 49771h7194v-1461h2856" svg:viewBox="0 0 10051 1462">
          <text:p/>
        </draw:connector>
        <draw:connector draw:style-name="gr13" draw:text-style-name="P13" draw:layer="layout" draw:line-skew="1.257cm" svg:x1="25.175cm" svg:y1="45.567cm" svg:x2="37.511cm" svg:y2="48.31cm" draw:start-shape="id63" draw:start-glue-point="1" draw:end-shape="id62" draw:end-glue-point="7" svg:d="M25175 45567h14095v2743h-1759" svg:viewBox="0 0 14096 2744">
          <text:p/>
        </draw:connector>
        <draw:custom-shape draw:style-name="gr15" draw:text-style-name="P12" xml:id="id64" draw:id="id64" draw:layer="layout" svg:width="2.286cm" svg:height="2.286cm" svg:x="40.481cm" svg:y="50.122cm">
          <text:p text:style-name="P11"><text:span text:style-name="T6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1" draw:layer="layout" svg:x1="36.368cm" svg:y1="49.453cm" svg:x2="40.481cm" svg:y2="51.265cm" draw:start-shape="id62" draw:start-glue-point="6" draw:end-shape="id64" draw:end-glue-point="5" svg:d="M36368 49453v1812h4113" svg:viewBox="0 0 4114 1813">
          <text:p text:style-name="P13"><text:span text:style-name="T6">alpha</text:span><text:span text:style-name="T6">_cm</text:span></text:p>
        </draw:connector>
        <draw:connector draw:style-name="gr13" draw:text-style-name="P13" draw:layer="layout" svg:x1="25.178cm" svg:y1="42.25cm" svg:x2="42.767cm" svg:y2="51.265cm" draw:start-shape="id53" draw:start-glue-point="1" draw:end-shape="id64" draw:end-glue-point="7" svg:d="M25178 42250h18091v9015h-502" svg:viewBox="0 0 18092 9016">
          <text:p/>
        </draw:connector>
        <draw:line draw:style-name="gr14" draw:text-style-name="P14" xml:id="id65" draw:id="id65" draw:layer="layout" svg:x1="4.665cm" svg:y1="51.516cm" svg:x2="9.364cm" svg:y2="51.516cm">
          <text:p text:style-name="P7"><text:span text:style-name="T7">RK</text:span></text:p>
        </draw:line>
        <draw:custom-shape draw:style-name="gr15" draw:text-style-name="P12" xml:id="id66" draw:id="id66" draw:layer="layout" svg:width="2.286cm" svg:height="2.286cm" svg:x="33.94cm" svg:y="52.2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0.717cm" svg:x1="9.364cm" svg:y1="51.516cm" svg:x2="33.94cm" svg:y2="53.385cm" draw:start-shape="id65" draw:start-glue-point="1" draw:end-shape="id66" draw:end-glue-point="5" svg:d="M9364 51516h23005v1869h1571" svg:viewBox="0 0 24577 1870">
          <text:p/>
        </draw:connector>
        <draw:connector draw:style-name="gr20" draw:text-style-name="P11" draw:layer="layout" svg:x1="41.624cm" svg:y1="52.408cm" svg:x2="36.226cm" svg:y2="53.385cm" draw:start-shape="id64" draw:start-glue-point="6" draw:end-shape="id66" svg:d="M41624 52408v977h-5398" svg:viewBox="0 0 5399 978">
          <text:p text:style-name="P13"><text:span text:style-name="T6">rk</text:span></text:p>
        </draw:connector>
        <draw:custom-shape draw:style-name="gr21" draw:text-style-name="P12" draw:layer="layout" svg:width="5.588cm" svg:height="7.722cm" svg:x="53.553cm" svg:y="59.623cm">
          <text:p text:style-name="P11"><text:span text:style-name="T5">cm_b:</text:span></text:p>
          <text:p text:style-name="P11"><text:span text:style-name="T6">NoteCommitC</text:span><text:span text:style-name="T6">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87" draw:id="id87" draw:layer="layout" svg:x1="53.571cm" svg:y1="62.51cm" svg:x2="56.09cm" svg:y2="62.51cm">
          <text:p text:style-name="P9"><text:span text:style-name="T4">gd_d</text:span></text:p>
        </draw:line>
        <draw:line draw:style-name="gr4" draw:text-style-name="P8" xml:id="id85" draw:id="id85" draw:layer="layout" svg:x1="53.571cm" svg:y1="63.11cm" svg:x2="56.09cm" svg:y2="63.11cm">
          <text:p text:style-name="P7"><text:span text:style-name="T4">pk_d</text:span></text:p>
        </draw:line>
        <draw:line draw:style-name="gr4" draw:text-style-name="P8" xml:id="id68" draw:id="id68" draw:layer="layout" svg:x1="53.567cm" svg:y1="63.714cm" svg:x2="56.086cm" svg:y2="63.714cm">
          <text:p text:style-name="P7"><text:span text:style-name="T4">d1</text:span></text:p>
        </draw:line>
        <draw:line draw:style-name="gr4" draw:text-style-name="P8" xml:id="id70" draw:id="id70" draw:layer="layout" svg:x1="53.563cm" svg:y1="64.273cm" svg:x2="56.082cm" svg:y2="64.273cm">
          <text:p text:style-name="P7"><text:span text:style-name="T4">d</text:span><text:span text:style-name="T4">2</text:span></text:p>
        </draw:line>
        <draw:line draw:style-name="gr4" draw:text-style-name="P8" xml:id="id71" draw:id="id71" draw:layer="layout" svg:x1="53.559cm" svg:y1="64.872cm" svg:x2="56.078cm" svg:y2="64.872cm">
          <text:p text:style-name="P7"><text:span text:style-name="T4">sc</text:span></text:p>
        </draw:line>
        <draw:line draw:style-name="gr4" draw:text-style-name="P8" xml:id="id83" draw:id="id83" draw:layer="layout" svg:x1="53.554cm" svg:y1="65.431cm" svg:x2="56.073cm" svg:y2="65.431cm">
          <text:p text:style-name="P7"><text:span text:style-name="T4">rcm</text:span></text:p>
        </draw:line>
        <draw:line draw:style-name="gr4" draw:text-style-name="P8" xml:id="id75" draw:id="id75" draw:layer="layout" svg:x1="53.55cm" svg:y1="66.635cm" svg:x2="56.069cm" svg:y2="66.635cm">
          <text:p text:style-name="P7"><text:span text:style-name="T4">psi</text:span></text:p>
        </draw:line>
        <draw:line draw:style-name="gr4" draw:text-style-name="P8" xml:id="id104" draw:id="id104" draw:layer="layout" svg:x1="57.189cm" svg:y1="66.642cm" svg:x2="59.151cm" svg:y2="66.639cm">
          <text:p text:style-name="P7"><text:span text:style-name="T4">cm</text:span></text:p>
        </draw:line>
        <draw:line draw:style-name="gr4" draw:text-style-name="P8" xml:id="id73" draw:id="id73" draw:layer="layout" svg:x1="53.542cm" svg:y1="66.032cm" svg:x2="56.061cm" svg:y2="66.032cm">
          <text:p text:style-name="P7"><text:span text:style-name="T4">rho</text:span></text:p>
        </draw:line>
        <draw:connector draw:style-name="gr13" draw:text-style-name="P13" draw:layer="layout" draw:line-skew="15.985cm" svg:x1="9.444cm" svg:y1="64.455cm" svg:x2="53.567cm" svg:y2="63.714cm" draw:start-shape="id67" draw:start-glue-point="1" draw:end-shape="id68" draw:end-glue-point="3" svg:d="M9444 64455h38038v-741h6085" svg:viewBox="0 0 44124 742">
          <text:p/>
        </draw:connector>
        <draw:connector draw:style-name="gr13" draw:text-style-name="P13" draw:layer="layout" draw:line-skew="16.88cm" svg:x1="9.436cm" svg:y1="65.114cm" svg:x2="53.563cm" svg:y2="64.273cm" draw:start-shape="id69" draw:start-glue-point="1" draw:end-shape="id70" draw:end-glue-point="3" svg:d="M9436 65114h38935v-841h5192" svg:viewBox="0 0 44128 842">
          <text:p/>
        </draw:connector>
        <draw:connector draw:style-name="gr13" draw:text-style-name="P13" draw:layer="layout" draw:line-skew="17.775cm" svg:x1="9.428cm" svg:y1="65.713cm" svg:x2="53.559cm" svg:y2="64.872cm" draw:start-shape="id32" draw:start-glue-point="1" draw:end-shape="id71" draw:end-glue-point="3" svg:d="M9428 65713h39832v-841h4299" svg:viewBox="0 0 44132 842">
          <text:p/>
        </draw:connector>
        <draw:connector draw:style-name="gr13" draw:text-style-name="P13" draw:layer="layout" draw:line-skew="19.443cm" svg:x1="9.412cm" svg:y1="69.176cm" svg:x2="53.542cm" svg:y2="66.032cm" draw:start-shape="id72" draw:start-glue-point="1" draw:end-shape="id73" draw:end-glue-point="3" svg:d="M9412 69176h41499v-3144h2631" svg:viewBox="0 0 44131 3145">
          <text:p/>
        </draw:connector>
        <draw:connector draw:style-name="gr13" draw:text-style-name="P13" draw:layer="layout" draw:line-skew="20.205cm" svg:x1="9.404cm" svg:y1="69.773cm" svg:x2="53.55cm" svg:y2="66.635cm" draw:start-shape="id74" draw:start-glue-point="1" draw:end-shape="id75" draw:end-glue-point="3" svg:d="M9404 69773h42269v-3138h1877" svg:viewBox="0 0 44147 3139">
          <text:p/>
        </draw:connector>
        <draw:custom-shape draw:style-name="gr7" draw:text-style-name="P12" draw:layer="layout" svg:width="6.985cm" svg:height="2.032cm" svg:x="32.323cm" svg:y="57.402cm">
          <text:p text:style-name="P11"><text:span text:style-name="T5">g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1" draw:id="id81" draw:layer="layout" svg:x1="32.32cm" svg:y1="58.814cm" svg:x2="35.114cm" svg:y2="58.828cm">
          <text:p text:style-name="P7"><text:span text:style-name="T4">value</text:span></text:p>
        </draw:line>
        <draw:line draw:style-name="gr4" draw:text-style-name="P8" xml:id="id86" draw:id="id86" draw:layer="layout" svg:x1="35.879cm" svg:y1="58.799cm" svg:x2="39.308cm" svg:y2="58.828cm">
          <text:p text:style-name="P7"><text:span text:style-name="T4">NIPoint</text:span></text:p>
        </draw:line>
        <draw:custom-shape draw:style-name="gr7" draw:text-style-name="P12" draw:layer="layout" svg:width="6.985cm" svg:height="2.032cm" svg:x="32.323cm" svg:y="59.858cm">
          <text:p text:style-name="P11"><text:span text:style-name="T5">pk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9" draw:id="id79" draw:layer="layout" svg:x1="32.32cm" svg:y1="61.27cm" svg:x2="35.114cm" svg:y2="61.284cm">
          <text:p text:style-name="P7"><text:span text:style-name="T4">val</text:span><text:span text:style-name="T4">ue</text:span></text:p>
        </draw:line>
        <draw:line draw:style-name="gr4" draw:text-style-name="P8" xml:id="id84" draw:id="id84" draw:layer="layout" svg:x1="35.879cm" svg:y1="61.255cm" svg:x2="39.308cm" svg:y2="61.284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18.228cm" svg:y="66.422cm">
          <text:p text:style-name="P11"><text:span text:style-name="T5">rcm_b: </text:span><text:span text:style-name="T6">Ecc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7" draw:id="id77" draw:layer="layout" svg:x1="18.225cm" svg:y1="67.834cm" svg:x2="21.019cm" svg:y2="67.848cm">
          <text:p text:style-name="P7"><text:span text:style-name="T4">value</text:span></text:p>
        </draw:line>
        <draw:line draw:style-name="gr4" draw:text-style-name="P8" xml:id="id82" draw:id="id82" draw:layer="layout" svg:x1="21.784cm" svg:y1="67.819cm" svg:x2="25.213cm" svg:y2="67.848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3.245cm" svg:x1="9.42cm" svg:y1="68.572cm" svg:x2="18.225cm" svg:y2="67.841cm" draw:start-shape="id76" draw:start-glue-point="1" draw:end-shape="id77" draw:end-glue-point="3" svg:d="M9420 68572h7639v-731h1166" svg:viewBox="0 0 8806 732">
          <text:p/>
        </draw:connector>
        <draw:connector draw:style-name="gr13" draw:text-style-name="P13" draw:layer="layout" draw:line-skew="9.714cm" svg:x1="9.352cm" svg:y1="58.351cm" svg:x2="32.32cm" svg:y2="61.277cm" draw:start-shape="id78" draw:start-glue-point="1" draw:end-shape="id79" draw:end-glue-point="3" svg:d="M9352 58351h21189v2926h1779" svg:viewBox="0 0 22969 2927">
          <text:p/>
        </draw:connector>
        <draw:connector draw:style-name="gr13" draw:text-style-name="P13" draw:layer="layout" draw:line-skew="10.476cm" svg:x1="9.352cm" svg:y1="57.651cm" svg:x2="32.32cm" svg:y2="58.821cm" draw:start-shape="id80" draw:start-glue-point="1" draw:end-shape="id81" draw:end-glue-point="3" svg:d="M9352 57651h21951v1170h1017" svg:viewBox="0 0 22969 1171">
          <text:p/>
        </draw:connector>
        <draw:connector draw:style-name="gr13" draw:text-style-name="P13" draw:layer="layout" draw:line-skew="10.647cm" svg:x1="25.213cm" svg:y1="67.833cm" svg:x2="53.554cm" svg:y2="65.431cm" draw:start-shape="id82" draw:start-glue-point="1" draw:end-shape="id83" draw:end-glue-point="3" svg:d="M25213 67833h24809v-2402h3532" svg:viewBox="0 0 28342 2403">
          <text:p/>
        </draw:connector>
        <draw:connector draw:style-name="gr13" draw:text-style-name="P13" draw:layer="layout" draw:line-skew="-0.498cm" svg:x1="39.308cm" svg:y1="61.269cm" svg:x2="53.571cm" svg:y2="63.11cm" draw:start-shape="id84" draw:start-glue-point="1" draw:end-shape="id85" draw:end-glue-point="3" svg:d="M39308 61269h6625v1841h7638" svg:viewBox="0 0 14264 1842">
          <text:p/>
        </draw:connector>
        <draw:connector draw:style-name="gr13" draw:text-style-name="P13" draw:layer="layout" draw:line-skew="0.222cm" svg:x1="39.308cm" svg:y1="58.813cm" svg:x2="53.571cm" svg:y2="62.51cm" draw:start-shape="id86" draw:start-glue-point="1" draw:end-shape="id87" draw:end-glue-point="3" svg:d="M39308 58813h7345v3697h6918" svg:viewBox="0 0 14264 3698">
          <text:p/>
        </draw:connector>
        <draw:custom-shape draw:style-name="gr7" draw:text-style-name="P12" draw:layer="layout" svg:width="6.985cm" svg:height="2.032cm" svg:x="18.466cm" svg:y="80.747cm">
          <text:p text:style-name="P11"><text:span text:style-name="T5">rcm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9" draw:id="id89" draw:layer="layout" svg:x1="18.463cm" svg:y1="82.159cm" svg:x2="21.257cm" svg:y2="82.173cm">
          <text:p text:style-name="P7"><text:span text:style-name="T4">value</text:span></text:p>
        </draw:line>
        <draw:line draw:style-name="gr4" draw:text-style-name="P8" xml:id="id92" draw:id="id92" draw:layer="layout" svg:x1="22.022cm" svg:y1="82.144cm" svg:x2="25.451cm" svg:y2="82.173cm">
          <text:p text:style-name="P7"><text:span text:style-name="T4">ScalarF</text:span></text:p>
        </draw:line>
        <draw:connector draw:style-name="gr13" draw:text-style-name="P13" draw:layer="layout" draw:line-skew="-2.507cm" svg:x1="9.396cm" svg:y1="80.777cm" svg:x2="18.463cm" svg:y2="82.166cm" draw:start-shape="id88" draw:start-glue-point="1" draw:end-shape="id89" draw:end-glue-point="3" svg:d="M9396 80777h2018v1389h7049" svg:viewBox="0 0 9068 1390">
          <text:p/>
        </draw:connector>
        <draw:custom-shape draw:style-name="gr22" draw:text-style-name="P12" draw:layer="layout" svg:width="5.585cm" svg:height="7.722cm" svg:x="65.68cm" svg:y="74.671cm">
          <text:p text:style-name="P11"><text:span text:style-name="T5">cm_c:</text:span></text:p>
          <text:p text:style-name="P11"><text:span text:style-name="T6">NoteC</text:span><text:span text:style-name="T6">ommit</text:span><text:span text:style-name="T6">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23" draw:id="id123" draw:layer="layout" svg:x1="65.698cm" svg:y1="77.569cm" svg:x2="68.217cm" svg:y2="77.569cm">
          <text:p text:style-name="P9"><text:span text:style-name="T4">gd_d</text:span></text:p>
        </draw:line>
        <draw:line draw:style-name="gr4" draw:text-style-name="P8" xml:id="id121" draw:id="id121" draw:layer="layout" svg:x1="65.698cm" svg:y1="78.169cm" svg:x2="68.217cm" svg:y2="78.169cm">
          <text:p text:style-name="P7"><text:span text:style-name="T4">pk_d</text:span></text:p>
        </draw:line>
        <draw:line draw:style-name="gr4" draw:text-style-name="P8" xml:id="id95" draw:id="id95" draw:layer="layout" svg:x1="65.694cm" svg:y1="78.773cm" svg:x2="68.213cm" svg:y2="78.773cm">
          <text:p text:style-name="P7"><text:span text:style-name="T4">d1</text:span></text:p>
        </draw:line>
        <draw:line draw:style-name="gr4" draw:text-style-name="P8" xml:id="id99" draw:id="id99" draw:layer="layout" svg:x1="65.69cm" svg:y1="79.332cm" svg:x2="68.209cm" svg:y2="79.332cm">
          <text:p text:style-name="P7"><text:span text:style-name="T4">d2</text:span></text:p>
        </draw:line>
        <draw:line draw:style-name="gr4" draw:text-style-name="P8" xml:id="id100" draw:id="id100" draw:layer="layout" svg:x1="65.686cm" svg:y1="79.931cm" svg:x2="68.205cm" svg:y2="79.931cm">
          <text:p text:style-name="P7"><text:span text:style-name="T4">sc</text:span></text:p>
        </draw:line>
        <draw:line draw:style-name="gr4" draw:text-style-name="P8" xml:id="id93" draw:id="id93" draw:layer="layout" svg:x1="65.681cm" svg:y1="80.49cm" svg:x2="68.2cm" svg:y2="80.49cm">
          <text:p text:style-name="P7"><text:span text:style-name="T4">rcm</text:span></text:p>
        </draw:line>
        <draw:line draw:style-name="gr4" draw:text-style-name="P8" xml:id="id91" draw:id="id91" draw:layer="layout" svg:x1="65.677cm" svg:y1="81.694cm" svg:x2="68.196cm" svg:y2="81.694cm">
          <text:p text:style-name="P7"><text:span text:style-name="T4">psi</text:span></text:p>
        </draw:line>
        <draw:line draw:style-name="gr4" draw:text-style-name="P8" xml:id="id101" draw:id="id101" draw:layer="layout" svg:x1="69.316cm" svg:y1="81.701cm" svg:x2="71.278cm" svg:y2="81.698cm">
          <text:p text:style-name="P7"><text:span text:style-name="T4">cm</text:span></text:p>
        </draw:line>
        <draw:line draw:style-name="gr4" draw:text-style-name="P8" xml:id="id98" draw:id="id98" draw:layer="layout" svg:x1="65.669cm" svg:y1="81.091cm" svg:x2="68.188cm" svg:y2="81.091cm">
          <text:p text:style-name="P7"><text:span text:style-name="T4">rho</text:span></text:p>
        </draw:line>
        <draw:connector draw:style-name="gr13" draw:text-style-name="P13" draw:layer="layout" draw:line-skew="22.523cm" svg:x1="9.404cm" svg:y1="83.58cm" svg:x2="65.677cm" svg:y2="81.694cm" draw:start-shape="id90" draw:start-glue-point="1" draw:end-shape="id91" draw:end-glue-point="3" svg:d="M9404 83580h50651v-1886h5622" svg:viewBox="0 0 56274 1887">
          <text:p/>
        </draw:connector>
        <draw:connector draw:style-name="gr13" draw:text-style-name="P13" draw:layer="layout" draw:line-skew="13.736cm" svg:x1="25.451cm" svg:y1="82.158cm" svg:x2="65.681cm" svg:y2="80.49cm" draw:start-shape="id92" draw:start-glue-point="1" draw:end-shape="id93" draw:end-glue-point="3" svg:d="M25451 82158h33842v-1668h6388" svg:viewBox="0 0 40231 1669">
          <text:p/>
        </draw:connector>
        <draw:connector draw:style-name="gr13" draw:text-style-name="P13" draw:layer="layout" draw:line-skew="7.005cm" svg:x1="9.436cm" svg:y1="73.159cm" svg:x2="65.694cm" svg:y2="78.773cm" draw:start-shape="id94" draw:start-glue-point="1" draw:end-shape="id95" draw:end-glue-point="3" svg:d="M9436 73159h35125v5614h21133" svg:viewBox="0 0 56259 5615">
          <text:p/>
        </draw:connector>
        <draw:connector draw:style-name="gr13" draw:text-style-name="P13" draw:layer="layout" draw:line-skew="-3.801cm" svg:x1="19.942cm" svg:y1="10.618cm" svg:x2="50.498cm" svg:y2="31.631cm" draw:start-shape="id3" draw:start-glue-point="1" draw:end-shape="id96" draw:end-glue-point="3" svg:d="M19942 10618h11468v21013h19088" svg:viewBox="0 0 30557 21014">
          <text:p/>
        </draw:connector>
        <draw:connector draw:style-name="gr13" draw:text-style-name="P13" draw:layer="layout" svg:x1="59.126cm" svg:y1="49.285cm" svg:x2="65.669cm" svg:y2="81.091cm" draw:start-shape="id97" draw:start-glue-point="7" draw:end-shape="id98" draw:end-glue-point="3" svg:d="M59126 49285h3264v31806h3279" svg:viewBox="0 0 6544 31807">
          <text:p/>
        </draw:connector>
        <draw:connector draw:style-name="gr13" draw:text-style-name="P13" draw:layer="layout" draw:line-skew="-22.969cm" svg:x1="9.444cm" svg:y1="23.51cm" svg:x2="65.69cm" svg:y2="79.332cm" draw:start-shape="id30" draw:start-glue-point="1" draw:end-shape="id99" draw:end-glue-point="3" svg:d="M9444 23510h5145v55822h51101" svg:viewBox="0 0 56247 55823">
          <text:p/>
        </draw:connector>
        <draw:connector draw:style-name="gr13" draw:text-style-name="P13" draw:layer="layout" draw:line-skew="-23.594cm" svg:x1="9.428cm" svg:y1="65.713cm" svg:x2="65.686cm" svg:y2="79.931cm" draw:start-shape="id32" draw:start-glue-point="1" draw:end-shape="id100" draw:end-glue-point="3" svg:d="M9428 65713h4526v14218h51732" svg:viewBox="0 0 56259 14219">
          <text:p/>
        </draw:connector>
        <draw:line draw:style-name="gr14" draw:text-style-name="P14" xml:id="id103" draw:id="id103" draw:layer="layout" svg:x1="4.657cm" svg:y1="84.933cm" svg:x2="9.356cm" svg:y2="84.933cm">
          <text:p text:style-name="P7"><text:span text:style-name="T7">CMC</text:span></text:p>
        </draw:line>
        <draw:line draw:style-name="gr14" draw:text-style-name="P14" xml:id="id106" draw:id="id106" draw:layer="layout" svg:x1="4.649cm" svg:y1="70.646cm" svg:x2="9.348cm" svg:y2="70.646cm">
          <text:p text:style-name="P7"><text:span text:style-name="T7">CMB</text:span></text:p>
        </draw:line>
        <draw:line draw:style-name="gr14" draw:text-style-name="P14" xml:id="id108" draw:id="id108" draw:layer="layout" svg:x1="4.641cm" svg:y1="61.259cm" svg:x2="9.34cm" svg:y2="61.259cm">
          <text:p text:style-name="P7"><text:span text:style-name="T7">B_D1</text:span></text:p>
        </draw:line>
        <draw:custom-shape draw:style-name="gr15" draw:text-style-name="P12" xml:id="id102" draw:id="id102" draw:layer="layout" svg:width="2.286cm" svg:height="2.286cm" svg:x="69.035cm" svg:y="83.316cm">
          <text:p text:style-name="P11"><text:span text:style-name="T6">==</text:span></text:p>
          <text:p text:style-name="P11"><text:span text:style-name="T9">CM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71.278cm" svg:y1="81.699cm" svg:x2="71.321cm" svg:y2="84.459cm" draw:start-shape="id101" draw:start-glue-point="1" draw:end-shape="id102" draw:end-glue-point="7" svg:d="M71278 81699h545v2760h-502" svg:viewBox="0 0 546 2761">
          <text:p/>
        </draw:connector>
        <draw:connector draw:style-name="gr16" draw:text-style-name="P13" draw:layer="layout" draw:line-skew="23.329cm" svg:x1="9.356cm" svg:y1="84.933cm" svg:x2="69.035cm" svg:y2="84.459cm" draw:start-shape="id103" draw:start-glue-point="1" draw:end-shape="id102" draw:end-glue-point="5" svg:d="M9356 84933h53168v-474h6511" svg:viewBox="0 0 59680 475">
          <text:p/>
        </draw:connector>
        <draw:custom-shape draw:style-name="gr15" draw:text-style-name="P12" xml:id="id105" draw:id="id105" draw:layer="layout" svg:width="2.286cm" svg:height="2.286cm" svg:x="56.953cm" svg:y="68.651cm">
          <text:p text:style-name="P11"><text:span text:style-name="T6">==</text:span></text:p>
          <text:p text:style-name="P11"><text:span text:style-name="T9">CM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59.151cm" svg:y1="66.64cm" svg:x2="59.239cm" svg:y2="69.794cm" draw:start-shape="id104" draw:start-glue-point="1" draw:end-shape="id105" draw:end-glue-point="7" svg:d="M59151 66640h590v3154h-502" svg:viewBox="0 0 591 3155">
          <text:p/>
        </draw:connector>
        <draw:connector draw:style-name="gr16" draw:text-style-name="P13" draw:layer="layout" draw:line-skew="19.216cm" svg:x1="9.348cm" svg:y1="70.646cm" svg:x2="56.953cm" svg:y2="69.794cm" draw:start-shape="id106" draw:start-glue-point="1" draw:end-shape="id105" draw:end-glue-point="5" svg:d="M9348 70646h43018v-852h4587" svg:viewBox="0 0 47606 853">
          <text:p/>
        </draw:connector>
        <draw:custom-shape draw:style-name="gr15" draw:text-style-name="P12" xml:id="id107" draw:id="id107" draw:layer="layout" svg:width="2.286cm" svg:height="2.286cm" svg:x="15.828cm" svg:y="61.579cm">
          <text:p text:style-name="P11"><text:span text:style-name="T6">==</text:span></text:p>
          <text:p text:style-name="P11"><text:span text:style-name="T9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2.588cm" svg:x1="9.444cm" svg:y1="64.455cm" svg:x2="15.828cm" svg:y2="62.722cm" draw:start-shape="id67" draw:start-glue-point="1" draw:end-shape="id107" draw:end-glue-point="5" svg:d="M9444 64455h5780v-1733h604" svg:viewBox="0 0 6385 1734">
          <text:p/>
        </draw:connector>
        <draw:connector draw:style-name="gr16" draw:text-style-name="P13" draw:layer="layout" draw:line-skew="0.863cm" svg:x1="9.34cm" svg:y1="61.259cm" svg:x2="18.114cm" svg:y2="62.722cm" draw:start-shape="id108" draw:start-glue-point="1" draw:end-shape="id107" draw:end-glue-point="7" svg:d="M9340 61259v-11h9276v1474h-502" svg:viewBox="0 0 9277 1475">
          <text:p/>
        </draw:connector>
        <draw:line draw:style-name="gr14" draw:text-style-name="P14" xml:id="id109" draw:id="id109" draw:layer="layout" svg:x1="4.633cm" svg:y1="60.576cm" svg:x2="9.332cm" svg:y2="60.576cm">
          <text:p text:style-name="P7"><text:span text:style-name="T7">B_D2</text:span></text:p>
        </draw:line>
        <draw:line draw:style-name="gr14" draw:text-style-name="P14" xml:id="id111" draw:id="id111" draw:layer="layout" svg:x1="4.625cm" svg:y1="59.893cm" svg:x2="9.324cm" svg:y2="59.893cm">
          <text:p text:style-name="P7"><text:span text:style-name="T7">B_SC</text:span></text:p>
        </draw:line>
        <draw:custom-shape draw:style-name="gr15" draw:text-style-name="P12" xml:id="id110" draw:id="id110" draw:layer="layout" svg:width="2.286cm" svg:height="2.286cm" svg:x="19.829cm" svg:y="61.58cm">
          <text:p text:style-name="P11"><text:span text:style-name="T6">==</text:span></text:p>
          <text:p text:style-name="P11"><text:span text:style-name="T9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xml:id="id112" draw:id="id112" draw:layer="layout" svg:width="2.286cm" svg:height="2.286cm" svg:x="23.83cm" svg:y="61.581cm">
          <text:p text:style-name="P11"><text:span text:style-name="T6">==</text:span></text:p>
          <text:p text:style-name="P11"><text:span text:style-name="T9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332cm" svg:y1="60.576cm" svg:x2="22.115cm" svg:y2="62.723cm" draw:start-shape="id109" draw:start-glue-point="1" draw:end-shape="id110" draw:end-glue-point="7" svg:d="M9332 60576h13285v2147h-502" svg:viewBox="0 0 13286 2148">
          <text:p/>
        </draw:connector>
        <draw:connector draw:style-name="gr13" draw:text-style-name="P13" draw:layer="layout" draw:line-skew="4.529cm" svg:x1="9.436cm" svg:y1="65.114cm" svg:x2="19.829cm" svg:y2="62.723cm" draw:start-shape="id69" draw:start-glue-point="1" draw:end-shape="id110" draw:end-glue-point="5" svg:d="M9436 65114h9725v-2391h668" svg:viewBox="0 0 10394 2392">
          <text:p/>
        </draw:connector>
        <draw:connector draw:style-name="gr16" draw:text-style-name="P13" draw:layer="layout" svg:x1="9.324cm" svg:y1="59.893cm" svg:x2="26.116cm" svg:y2="62.724cm" draw:start-shape="id111" draw:start-glue-point="1" draw:end-shape="id112" draw:end-glue-point="7" svg:d="M9324 59893h17294v2831h-502" svg:viewBox="0 0 17295 2832">
          <text:p/>
        </draw:connector>
        <draw:connector draw:style-name="gr13" draw:text-style-name="P13" draw:layer="layout" draw:line-skew="6.596cm" svg:x1="9.428cm" svg:y1="65.713cm" svg:x2="23.83cm" svg:y2="62.724cm" draw:start-shape="id32" draw:start-glue-point="1" draw:end-shape="id112" draw:end-glue-point="5" svg:d="M9428 65713h13797v-2989h605" svg:viewBox="0 0 14403 2990">
          <text:p/>
        </draw:connector>
        <draw:custom-shape draw:style-name="gr15" draw:text-style-name="P12" xml:id="id113" draw:id="id113" draw:layer="layout" svg:width="2.286cm" svg:height="2.286cm" svg:x="16.141cm" svg:y="52.243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232cm" svg:x1="9.436cm" svg:y1="65.114cm" svg:x2="18.427cm" svg:y2="53.386cm" draw:start-shape="id69" draw:start-glue-point="1" draw:end-shape="id113" draw:end-glue-point="7" svg:d="M9436 65114h9725v-11728h-734" svg:viewBox="0 0 9726 11729">
          <text:p/>
        </draw:connector>
        <draw:connector draw:style-name="gr13" draw:text-style-name="P13" draw:layer="layout" draw:line-skew="1.797cm" svg:x1="9.444cm" svg:y1="23.51cm" svg:x2="16.141cm" svg:y2="53.386cm" draw:start-shape="id30" draw:start-glue-point="1" draw:end-shape="id113" draw:end-glue-point="5" svg:d="M9444 23510h5145v29876h1552" svg:viewBox="0 0 6698 29877">
          <text:p/>
        </draw:connector>
        <draw:custom-shape draw:style-name="gr23" draw:text-style-name="P17" draw:layer="layout" svg:width="18.288cm" svg:height="8.763cm" svg:x="65.2cm" svg:y="51.165cm">
          <text:p text:style-name="P16"><text:span text:style-name="T10">It </text:span><text:span text:style-name="T10">is </text:span><text:span text:style-name="T10">eit</text:span><text:span text:style-name="T10">her</text:span><text:span text:style-name="T10">:</text:span></text:p>
          <text:p text:style-name="P16"><text:span text:style-name="T10">a=b</text:span><text:span text:style-name="T10">+c</text:span></text:p>
          <text:p text:style-name="P16"><text:span text:style-name="T10">Or:</text:span></text:p>
          <text:p text:style-name="P16"><text:span text:style-name="T10">a=c</text:span><text:span text:style-name="T10">=0</text:span></text:p>
          <text:p text:style-name="P16"><text:span text:style-name="T10">=&gt;</text:span></text:p>
          <text:p text:style-name="P16"><text:span text:style-name="T10">(a-</text:span><text:span text:style-name="T10">b-</text:span><text:span text:style-name="T10">c)*</text:span><text:span text:style-name="T10">(a+</text:span><text:span text:style-name="T10">c)=</text:span><text:span text:style-name="T10">0</text:span></text:p>
          <text:p text:style-name="P16"><text:span text:style-name="T10">&lt;=&gt;</text:span></text:p>
          <text:p text:style-name="P16"><text:span text:style-name="T10">(d1</text:span><text:span text:style-name="T10">_a–</text:span><text:span text:style-name="T10">d1_</text:span><text:span text:style-name="T10">b–</text:span><text:span text:style-name="T10">d1_</text:span><text:span text:style-name="T10">c)*</text:span><text:span text:style-name="T10">(d1</text:span><text:span text:style-name="T10">_a+</text:span><text:span text:style-name="T10">d1_</text:span><text:span text:style-name="T10">c)=</text:span><text:span text:style-name="T10">0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16" draw:id="id116" draw:layer="layout" svg:x1="58.507cm" svg:y1="13.702cm" svg:x2="61.026cm" svg:y2="13.702cm">
          <text:p text:style-name="P9"><text:span text:style-name="T4">nft</text:span></text:p>
        </draw:line>
        <draw:line draw:style-name="gr4" draw:text-style-name="P10" xml:id="id115" draw:id="id115" draw:layer="layout" svg:x1="53.563cm" svg:y1="61.914cm" svg:x2="56.082cm" svg:y2="61.914cm">
          <text:p text:style-name="P9"><text:span text:style-name="T4">nft</text:span></text:p>
        </draw:line>
        <draw:line draw:style-name="gr4" draw:text-style-name="P10" xml:id="id119" draw:id="id119" draw:layer="layout" svg:x1="65.69cm" svg:y1="76.973cm" svg:x2="68.209cm" svg:y2="76.973cm">
          <text:p text:style-name="P9"><text:span text:style-name="T4">nft</text:span></text:p>
        </draw:line>
        <draw:line draw:style-name="gr14" draw:text-style-name="P14" xml:id="id114" draw:id="id114" draw:layer="layout" svg:x1="4.657cm" svg:y1="56.733cm" svg:x2="9.356cm" svg:y2="56.733cm">
          <text:p text:style-name="P7"><text:span text:style-name="T7">NFT</text:span></text:p>
        </draw:line>
        <draw:connector draw:style-name="gr16" draw:text-style-name="P13" draw:layer="layout" draw:line-skew="16.006cm" svg:x1="9.356cm" svg:y1="56.733cm" svg:x2="53.563cm" svg:y2="61.914cm" draw:start-shape="id114" draw:start-glue-point="1" draw:end-shape="id115" draw:end-glue-point="3" svg:d="M9356 56733h38101v5181h6106" svg:viewBox="0 0 44208 5182">
          <text:p/>
        </draw:connector>
        <draw:connector draw:style-name="gr24" draw:text-style-name="P13" draw:layer="layout" draw:line-skew="13.559cm" svg:x1="9.356cm" svg:y1="56.733cm" svg:x2="58.507cm" svg:y2="13.702cm" draw:start-shape="id114" draw:start-glue-point="1" draw:end-shape="id116" draw:end-glue-point="3" svg:d="M9356 56733h38126v-43031h11025" svg:viewBox="0 0 49152 43032">
          <text:p/>
        </draw:connector>
        <draw:custom-shape draw:style-name="gr15" draw:text-style-name="P12" xml:id="id117" draw:id="id117" draw:layer="layout" svg:width="2.286cm" svg:height="2.286cm" svg:x="51.854cm" svg:y="72.552cm">
          <text:p text:style-name="P11"><text:span text:style-name="T11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xml:id="id118" draw:id="id118" draw:layer="layout" svg:width="2.286cm" svg:height="2.286cm" svg:x="45.854cm" svg:y="72.552cm">
          <text:p text:style-name="P11"><text:span text:style-name="T6">==</text:span></text:p>
          <text:p text:style-name="P11"><text:span text:style-name="T9">N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51.854cm" svg:y1="73.695cm" svg:x2="48.14cm" svg:y2="73.695cm" draw:start-shape="id117" draw:start-glue-point="5" draw:end-shape="id118" draw:end-glue-point="7" svg:d="M51854 73695h-3714" svg:viewBox="0 0 3715 1">
          <text:p/>
        </draw:connector>
        <draw:connector draw:style-name="gr19" draw:text-style-name="P13" draw:layer="layout" svg:x1="54.14cm" svg:y1="73.695cm" svg:x2="65.69cm" svg:y2="76.973cm" draw:start-shape="id117" draw:start-glue-point="7" draw:end-shape="id119" draw:end-glue-point="3" svg:d="M54140 73695h5767v3278h5783" svg:viewBox="0 0 11551 3279">
          <text:p/>
        </draw:connector>
        <draw:connector draw:style-name="gr13" draw:text-style-name="P13" draw:layer="layout" draw:line-skew="16.916cm" svg:x1="9.436cm" svg:y1="73.159cm" svg:x2="45.854cm" svg:y2="73.695cm" draw:start-shape="id94" draw:start-glue-point="1" draw:end-shape="id118" draw:end-glue-point="5" svg:d="M9436 73159h35125v536h1293" svg:viewBox="0 0 36419 537">
          <text:p/>
        </draw:connector>
        <draw:custom-shape draw:style-name="gr15" draw:text-style-name="P12" xml:id="id97" draw:id="id97" draw:layer="layout" svg:width="2.286cm" svg:height="2.286cm" svg:x="56.84cm" svg:y="48.1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17.785cm" svg:x1="9.412cm" svg:y1="69.176cm" svg:x2="56.84cm" svg:y2="49.285cm" draw:start-shape="id72" draw:start-glue-point="1" draw:end-shape="id97" draw:end-glue-point="5" svg:d="M9412 69176h41499v-19891h5929" svg:viewBox="0 0 47429 19892">
          <text:p/>
        </draw:connector>
        <draw:connector draw:style-name="gr13" draw:text-style-name="P13" draw:layer="layout" svg:x1="57.095cm" svg:y1="32.24cm" svg:x2="59.126cm" svg:y2="49.285cm" draw:start-shape="id23" draw:start-glue-point="1" draw:end-shape="id97" draw:end-glue-point="7" svg:d="M57095 32240h2533v17045h-502" svg:viewBox="0 0 2534 17046">
          <text:p/>
        </draw:connector>
        <draw:line draw:style-name="gr4" draw:text-style-name="P10" xml:id="id126" draw:id="id126" draw:layer="layout" svg:x1="4.645cm" svg:y1="77.655cm" svg:x2="9.344cm" svg:y2="77.655cm">
          <text:p text:style-name="P9"><text:span text:style-name="T4">g_d_c</text:span></text:p>
        </draw:line>
        <draw:line draw:style-name="gr4" draw:text-style-name="P8" xml:id="id124" draw:id="id124" draw:layer="layout" svg:x1="4.645cm" svg:y1="78.655cm" svg:x2="9.344cm" svg:y2="78.655cm">
          <text:p text:style-name="P7"><text:span text:style-name="T4">pk_d_c</text:span></text:p>
        </draw:line>
        <draw:line draw:style-name="gr14" draw:text-style-name="P14" xml:id="id128" draw:id="id128" draw:layer="layout" svg:x1="4.633cm" svg:y1="74.763cm" svg:x2="9.332cm" svg:y2="74.763cm">
          <text:p text:style-name="P7"><text:span text:style-name="T7">C_D1</text:span></text:p>
        </draw:line>
        <draw:custom-shape draw:style-name="gr7" draw:text-style-name="P12" draw:layer="layout" svg:width="6.985cm" svg:height="2.032cm" svg:x="24.343cm" svg:y="74.606cm">
          <text:p text:style-name="P11"><text:span text:style-name="T5">g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7" draw:id="id127" draw:layer="layout" svg:x1="24.34cm" svg:y1="76.018cm" svg:x2="27.134cm" svg:y2="76.032cm">
          <text:p text:style-name="P7"><text:span text:style-name="T4">value</text:span></text:p>
        </draw:line>
        <draw:line draw:style-name="gr4" draw:text-style-name="P8" xml:id="id122" draw:id="id122" draw:layer="layout" svg:x1="27.899cm" svg:y1="76.003cm" svg:x2="31.328cm" svg:y2="76.032cm">
          <text:p text:style-name="P7"><text:span text:style-name="T4">NIPoint</text:span></text:p>
        </draw:line>
        <draw:custom-shape draw:style-name="gr7" draw:text-style-name="P12" draw:layer="layout" svg:width="6.985cm" svg:height="2.032cm" svg:x="33.265cm" svg:y="76.603cm">
          <text:p text:style-name="P11"><text:span text:style-name="T5">pk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0" draw:id="id120" draw:layer="layout" svg:x1="36.821cm" svg:y1="78cm" svg:x2="40.25cm" svg:y2="78.029cm">
          <text:p text:style-name="P7"><text:span text:style-name="T4">NIPoint</text:span></text:p>
        </draw:line>
        <draw:line draw:style-name="gr4" draw:text-style-name="P8" xml:id="id125" draw:id="id125" draw:layer="layout" svg:x1="33.268cm" svg:y1="78.006cm" svg:x2="36.062cm" svg:y2="78.02cm">
          <text:p text:style-name="P7"><text:span text:style-name="T4">value</text:span></text:p>
        </draw:line>
        <draw:connector draw:style-name="gr13" draw:text-style-name="P13" draw:layer="layout" draw:line-skew="2.966cm" svg:x1="40.25cm" svg:y1="78.014cm" svg:x2="65.698cm" svg:y2="78.169cm" draw:start-shape="id120" draw:start-glue-point="1" draw:end-shape="id121" draw:end-glue-point="3" svg:d="M40250 78014h15681v155h9767" svg:viewBox="0 0 25449 156">
          <text:p/>
        </draw:connector>
        <draw:connector draw:style-name="gr13" draw:text-style-name="P13" draw:layer="layout" draw:line-skew="10.408cm" svg:x1="31.328cm" svg:y1="76.017cm" svg:x2="65.698cm" svg:y2="77.569cm" draw:start-shape="id122" draw:start-glue-point="1" draw:end-shape="id123" draw:end-glue-point="3" svg:d="M31328 76017h27584v1552h6786" svg:viewBox="0 0 34371 1553">
          <text:p/>
        </draw:connector>
        <draw:connector draw:style-name="gr13" draw:text-style-name="P13" draw:layer="layout" draw:line-skew="11.072cm" svg:x1="9.344cm" svg:y1="78.655cm" svg:x2="33.268cm" svg:y2="78.013cm" draw:start-shape="id124" draw:start-glue-point="1" draw:end-shape="id125" draw:end-glue-point="3" svg:d="M9344 78655h23025v-642h899" svg:viewBox="0 0 23925 643">
          <text:p/>
        </draw:connector>
        <draw:connector draw:style-name="gr13" draw:text-style-name="P13" draw:layer="layout" draw:line-skew="6.519cm" svg:x1="9.344cm" svg:y1="77.655cm" svg:x2="24.34cm" svg:y2="76.025cm" draw:start-shape="id126" draw:start-glue-point="1" draw:end-shape="id127" draw:end-glue-point="3" svg:d="M9344 77655h14008v-1630h988" svg:viewBox="0 0 14997 1631">
          <text:p/>
        </draw:connector>
        <draw:custom-shape draw:style-name="gr15" draw:text-style-name="P12" xml:id="id129" draw:id="id129" draw:layer="layout" svg:width="2.286cm" svg:height="2.286cm" svg:x="16.872cm" svg:y="74.317cm">
          <text:p text:style-name="P11"><text:span text:style-name="T6">==</text:span></text:p>
          <text:p text:style-name="P11"><text:span text:style-name="T9">C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-1.942cm" svg:x1="9.332cm" svg:y1="74.763cm" svg:x2="16.872cm" svg:y2="75.46cm" draw:start-shape="id128" draw:start-glue-point="1" draw:end-shape="id129" draw:end-glue-point="5" svg:d="M9332 74763h1828v697h5712" svg:viewBox="0 0 7541 698">
          <text:p/>
        </draw:connector>
        <draw:connector draw:style-name="gr13" draw:text-style-name="P13" draw:layer="layout" svg:x1="9.436cm" svg:y1="73.159cm" svg:x2="19.158cm" svg:y2="75.46cm" draw:start-shape="id94" draw:start-glue-point="1" draw:end-shape="id129" draw:end-glue-point="7" svg:d="M9436 73159h10224v2301h-502" svg:viewBox="0 0 10225 23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8.9cm" fo:page-height="8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08:23:39.237931790</meta:creation-date>
    <dc:date>2022-07-10T03:30:11.514250840</dc:date>
    <meta:editing-duration>P1DT5H59M40S</meta:editing-duration>
    <meta:editing-cycles>63</meta:editing-cycles>
    <meta:generator>LibreOffice/6.4.7.2$Linux_X86_64 LibreOffice_project/40$Build-2</meta:generator>
    <meta:document-statistic meta:object-count="240"/>
  </office:meta>
</office:document-meta>
</file>